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Gothic" svg:font-family="Gothic"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Regular" svg:font-family="'Source Han Sans CN Regular'" style:font-pitch="variable"/>
    <style:font-face style:name="Source Han Sans CN Regular1" svg:font-family="'Source Han Sans CN Regular'" style:font-family-generic="system" style:font-pitch="variable"/>
    <style:font-face style:name="Tahoma"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51cm" svg:stroke-color="#000000" draw:marker-start-width="0.279cm" draw:marker-end-width="0.279cm" draw:fill="none" draw:fill-color="#ffffff" draw:textarea-horizontal-align="justify" draw:textarea-vertical-align="middle" draw:auto-grow-height="false" fo:min-height="1.603cm" fo:min-width="7.068cm" fo:padding-top="0.151cm" fo:padding-bottom="0.151cm" fo:padding-left="0.276cm" fo:padding-right="0.276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1.03cm" fo:padding-top="0.254cm" fo:padding-bottom="0.254cm"/>
      <style:paragraph-properties style:writing-mode="lr-tb"/>
    </style:style>
    <style:style style:name="gr4" style:family="graphic" style:parent-style-name="standard">
      <style:graphic-properties draw:stroke="none" svg:stroke-color="#000000" draw:fill="none" draw:fill-color="#ffffff" draw:textarea-vertical-align="middle" draw:auto-grow-height="true" draw:auto-grow-width="false" fo:max-height="0cm" fo:min-height="1.032cm" fo:padding-top="0.254cm" fo:padding-bottom="0.254cm"/>
      <style:paragraph-properties style:writing-mode="lr-tb"/>
    </style:style>
    <style:style style:name="gr5" style:family="graphic" style:parent-style-name="standard">
      <style:graphic-properties svg:stroke-color="#cccccc" draw:fill="solid" draw:fill-color="#cccccc" draw:textarea-vertical-align="middle"/>
    </style:style>
    <style:style style:name="gr6" style:family="graphic" style:parent-style-name="objectwithoutfill">
      <style:graphic-properties draw:stroke="dash" svg:stroke-color="#000000" draw:marker-end="" draw:fill="none" draw:textarea-vertical-align="middle"/>
    </style:style>
    <style:style style:name="gr7" style:family="graphic" style:parent-style-name="standard" style:list-style-name="L1">
      <style:graphic-properties draw:stroke="dash" draw:stroke-dash="Fine_20_Dashed" svg:stroke-width="0.051cm" svg:stroke-color="#000000" draw:marker-start="" draw:marker-start-width="0.279cm" draw:marker-start-center="false" draw:marker-end=""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1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1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3cm" fo:min-width="0.16cm" fo:padding-top="0.125cm" fo:padding-bottom="0.125cm" fo:padding-left="0.25cm" fo:padding-right="0.25cm" fo:wrap-option="wrap" draw:shadow="hidden" draw:shadow-offset-x="0.2cm" draw:shadow-offset-y="0.2cm" draw:shadow-color="#808080"/>
    </style:style>
    <style:style style:name="gr1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4cm" fo:min-width="0.164cm" fo:padding-top="0.125cm" fo:padding-bottom="0.125cm" fo:padding-left="0.25cm" fo:padding-right="0.25cm" fo:wrap-option="wrap" draw:shadow="hidden" draw:shadow-offset-x="0.2cm" draw:shadow-offset-y="0.2cm" draw:shadow-color="#808080"/>
    </style:style>
    <style:style style:name="gr1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7cm" fo:min-width="0.157cm" fo:padding-top="0.125cm" fo:padding-bottom="0.125cm" fo:padding-left="0.25cm" fo:padding-right="0.25cm" fo:wrap-option="wrap" draw:shadow="hidden" draw:shadow-offset-x="0.2cm" draw:shadow-offset-y="0.2cm" draw:shadow-color="#808080"/>
    </style:style>
    <style:style style:name="gr1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7cm" fo:padding-top="0.125cm" fo:padding-bottom="0.125cm" fo:padding-left="0.25cm" fo:padding-right="0.25cm" fo:wrap-option="wrap" draw:shadow="hidden" draw:shadow-offset-x="0.2cm" draw:shadow-offset-y="0.2cm" draw:shadow-color="#808080"/>
    </style:style>
    <style:style style:name="gr1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2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2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2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3cm" fo:min-width="0.16cm" fo:padding-top="0.125cm" fo:padding-bottom="0.125cm" fo:padding-left="0.25cm" fo:padding-right="0.25cm" fo:wrap-option="wrap" draw:shadow="hidden" draw:shadow-offset-x="0.2cm" draw:shadow-offset-y="0.2cm" draw:shadow-color="#808080"/>
    </style:style>
    <style:style style:name="gr2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2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2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4cm" fo:min-width="0.164cm" fo:padding-top="0.125cm" fo:padding-bottom="0.125cm" fo:padding-left="0.25cm" fo:padding-right="0.25cm" fo:wrap-option="wrap" draw:shadow="hidden" draw:shadow-offset-x="0.2cm" draw:shadow-offset-y="0.2cm" draw:shadow-color="#808080"/>
    </style:style>
    <style:style style:name="gr2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2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2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7cm" fo:min-width="0.157cm" fo:padding-top="0.125cm" fo:padding-bottom="0.125cm" fo:padding-left="0.25cm" fo:padding-right="0.25cm" fo:wrap-option="wrap" draw:shadow="hidden" draw:shadow-offset-x="0.2cm" draw:shadow-offset-y="0.2cm" draw:shadow-color="#808080"/>
    </style:style>
    <style:style style:name="gr2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7cm" fo:padding-top="0.125cm" fo:padding-bottom="0.125cm" fo:padding-left="0.25cm" fo:padding-right="0.25cm" fo:wrap-option="wrap" draw:shadow="hidden" draw:shadow-offset-x="0.2cm" draw:shadow-offset-y="0.2cm" draw:shadow-color="#808080"/>
    </style:style>
    <style:style style:name="gr30"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vertical-align="top" draw:auto-grow-height="false" fo:min-height="0.618cm" fo:min-width="1.208cm" fo:padding-top="0.125cm" fo:padding-bottom="0.125cm" fo:padding-left="0.25cm" fo:padding-right="0.25cm" fo:wrap-option="wrap" draw:shadow="hidden" draw:shadow-offset-x="0.3cm" draw:shadow-offset-y="0.3cm" draw:shadow-color="#808080"/>
    </style:style>
    <style:style style:name="gr31"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32"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33"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4"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35"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26cm" fo:min-width="0.004cm" fo:padding-top="0.125cm" fo:padding-bottom="0.125cm" fo:padding-left="0.25cm" fo:padding-right="0.25cm" fo:wrap-option="wrap" draw:shadow="hidden" draw:shadow-offset-x="0.3cm" draw:shadow-offset-y="0.3cm" draw:shadow-color="#808080"/>
    </style:style>
    <style:style style:name="gr36"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3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06cm" fo:min-width="0cm" fo:padding-top="0.125cm" fo:padding-bottom="0.125cm" fo:padding-left="0.25cm" fo:padding-right="0.25cm" fo:wrap-option="wrap" draw:shadow="hidden" draw:shadow-offset-x="0.3cm" draw:shadow-offset-y="0.3cm" draw:shadow-color="#808080"/>
    </style:style>
    <style:style style:name="gr39"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0"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1"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2"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618cm" fo:min-width="1.209cm" fo:padding-top="0.125cm" fo:padding-bottom="0.125cm" fo:padding-left="0.25cm" fo:padding-right="0.25cm" fo:wrap-option="wrap" draw:shadow="hidden" draw:shadow-offset-x="0.3cm" draw:shadow-offset-y="0.3cm" draw:shadow-color="#808080"/>
    </style:style>
    <style:style style:name="gr43"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44"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45"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6"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4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26cm" fo:min-width="0.005cm" fo:padding-top="0.125cm" fo:padding-bottom="0.125cm" fo:padding-left="0.25cm" fo:padding-right="0.25cm" fo:wrap-option="wrap" draw:shadow="hidden" draw:shadow-offset-x="0.3cm" draw:shadow-offset-y="0.3cm" draw:shadow-color="#808080"/>
    </style:style>
    <style:style style:name="gr4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9"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50"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05cm" fo:min-width="0cm" fo:padding-top="0.125cm" fo:padding-bottom="0.125cm" fo:padding-left="0.25cm" fo:padding-right="0.25cm" fo:wrap-option="wrap" draw:shadow="hidden" draw:shadow-offset-x="0.3cm" draw:shadow-offset-y="0.3cm" draw:shadow-color="#808080"/>
    </style:style>
    <style:style style:name="gr51"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2"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3"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4"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618cm" fo:min-width="1.209cm" fo:padding-top="0.125cm" fo:padding-bottom="0.125cm" fo:padding-left="0.25cm" fo:padding-right="0.25cm" fo:wrap-option="wrap" draw:shadow="hidden" draw:shadow-offset-x="0.3cm" draw:shadow-offset-y="0.3cm" draw:shadow-color="#808080"/>
    </style:style>
    <style:style style:name="gr55"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56"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57"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59"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26cm" fo:min-width="0.005cm" fo:padding-top="0.125cm" fo:padding-bottom="0.125cm" fo:padding-left="0.25cm" fo:padding-right="0.25cm" fo:wrap-option="wrap" draw:shadow="hidden" draw:shadow-offset-x="0.3cm" draw:shadow-offset-y="0.3cm" draw:shadow-color="#808080"/>
    </style:style>
    <style:style style:name="gr60"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61"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62"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05cm" fo:min-width="0cm" fo:padding-top="0.125cm" fo:padding-bottom="0.125cm" fo:padding-left="0.25cm" fo:padding-right="0.25cm" fo:wrap-option="wrap" draw:shadow="hidden" draw:shadow-offset-x="0.3cm" draw:shadow-offset-y="0.3cm" draw:shadow-color="#808080"/>
    </style:style>
    <style:style style:name="gr63"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64"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65"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66" style:family="graphic" style:parent-style-name="objectwithoutfill">
      <style:graphic-properties draw:stroke="solid" draw:marker-end="Small_20_Arrow" draw:fill="none" draw:textarea-vertical-align="middle"/>
    </style:style>
    <style:style style:name="gr67" style:family="graphic" style:parent-style-name="standard" style:list-style-name="L1">
      <style:graphic-properties draw:stroke="solid" draw:stroke-dash="Fine_20_Dashed" svg:stroke-width="0.051cm" svg:stroke-color="#000000" draw:marker-start="" draw:marker-start-width="0.279cm" draw:marker-start-center="false" draw:marker-end="Small_20_Arrow"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68" style:family="graphic" style:parent-style-name="standard" style:list-style-name="L1">
      <style:graphic-properties draw:stroke="solid" draw:stroke-dash="Fine_20_Dashed" svg:stroke-width="0.051cm" svg:stroke-color="#000000" draw:marker-start="" draw:marker-start-width="0.279cm" draw:marker-start-center="false" draw:marker-end="Small_20_Arrow"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69" style:family="graphic" style:parent-style-name="standard">
      <style:graphic-properties svg:stroke-width="0.051cm" svg:stroke-color="#808080" draw:marker-start-width="0.279cm" draw:marker-end-width="0.279cm" draw:fill="solid" draw:fill-color="#cccccc" draw:textarea-horizontal-align="justify" draw:textarea-vertical-align="middle" draw:auto-grow-height="false" fo:min-height="1.134cm" fo:min-width="1.654cm" fo:padding-top="0.15cm" fo:padding-bottom="0.15cm" fo:padding-left="0.275cm" fo:padding-right="0.275cm" fo:wrap-option="no-wrap"/>
      <style:paragraph-properties style:writing-mode="lr-tb"/>
    </style:style>
    <style:style style:name="gr70" style:family="graphic" style:parent-style-name="standard" style:list-style-name="L1">
      <style:graphic-properties draw:stroke="solid" draw:stroke-dash="Fine_20_Dashed" svg:stroke-width="0.051cm" svg:stroke-color="#000000" draw:marker-start="" draw:marker-start-width="0.279cm" draw:marker-start-center="false" draw:marker-end="Small_20_Arrow"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71" style:family="graphic" style:parent-style-name="standard">
      <style:graphic-properties draw:stroke="none" svg:stroke-color="#000000" draw:fill="none" draw:fill-color="#ffffff" draw:auto-grow-height="true" draw:auto-grow-width="false" fo:max-height="0cm" fo:min-height="0.577cm"/>
      <style:paragraph-properties style:writing-mode="lr-tb"/>
    </style:style>
    <style:style style:name="gr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308cm" fo:padding-top="0.125cm" fo:padding-bottom="0.125cm" fo:padding-left="0.25cm" fo:padding-right="0.25cm" draw:shadow="hidden" draw:shadow-offset-x="0.2cm" draw:shadow-offset-y="0.2cm" draw:shadow-color="#808080"/>
      <style:paragraph-properties style:writing-mode="lr-tb"/>
    </style:style>
    <style:style style:name="gr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6cm" fo:padding-top="0.125cm" fo:padding-bottom="0.125cm" fo:padding-left="0.25cm" fo:padding-right="0.25cm" draw:shadow="hidden" draw:shadow-offset-x="0.2cm" draw:shadow-offset-y="0.2cm" draw:shadow-color="#808080"/>
      <style:paragraph-properties style:writing-mode="lr-tb"/>
    </style:style>
    <style:style style:name="gr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385cm" fo:padding-top="0.125cm" fo:padding-bottom="0.125cm" fo:padding-left="0.25cm" fo:padding-right="0.25cm"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648cm" fo:min-width="0.684cm"/>
      <style:paragraph-properties style:writing-mode="lr-tb"/>
    </style:style>
    <style:style style:name="gr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gr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10.872cm" fo:padding-top="0.125cm" fo:padding-bottom="0.125cm" fo:padding-left="0.25cm" fo:padding-right="0.25cm" draw:shadow="hidden" draw:shadow-offset-x="0.2cm" draw:shadow-offset-y="0.2cm" draw:shadow-color="#808080"/>
      <style:paragraph-properties style:writing-mode="lr-tb"/>
    </style:style>
    <style:style style:name="gr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1.108cm" fo:padding-top="0.125cm" fo:padding-bottom="0.125cm" fo:padding-left="0.25cm" fo:padding-right="0.25cm" draw:shadow="hidden" draw:shadow-offset-x="0.2cm" draw:shadow-offset-y="0.2cm" draw:shadow-color="#808080"/>
      <style:paragraph-properties style:writing-mode="lr-tb"/>
    </style:style>
    <style:style style:name="gr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1.174cm" fo:padding-top="0.125cm" fo:padding-bottom="0.125cm" fo:padding-left="0.25cm" fo:padding-right="0.25cm" draw:shadow="hidden" draw:shadow-offset-x="0.2cm" draw:shadow-offset-y="0.2cm" draw:shadow-color="#808080"/>
      <style:paragraph-properties style:writing-mode="lr-tb"/>
    </style:style>
    <style:style style:name="gr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9.342cm" fo:padding-top="0.125cm" fo:padding-bottom="0.125cm" fo:padding-left="0.25cm" fo:padding-right="0.25cm" draw:shadow="hidden" draw:shadow-offset-x="0.2cm" draw:shadow-offset-y="0.2cm" draw:shadow-color="#808080"/>
      <style:paragraph-properties style:writing-mode="lr-tb"/>
    </style:style>
    <style:style style:name="gr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423cm" fo:min-width="9.342cm" fo:padding-top="0.125cm" fo:padding-bottom="0.125cm" fo:padding-left="0.25cm" fo:padding-right="0.25cm" draw:shadow="hidden" draw:shadow-offset-x="0.2cm" draw:shadow-offset-y="0.2cm" draw:shadow-color="#808080"/>
      <style:paragraph-properties style:writing-mode="lr-tb"/>
    </style:style>
    <style:style style:name="gr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8.073cm" fo:padding-top="0.125cm" fo:padding-bottom="0.125cm" fo:padding-left="0.25cm" fo:padding-right="0.25cm" draw:shadow="hidden" draw:shadow-offset-x="0.2cm" draw:shadow-offset-y="0.2cm" draw:shadow-color="#808080"/>
      <style:paragraph-properties style:writing-mode="lr-tb"/>
    </style:style>
    <style:style style:name="gr83"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581cm" fo:min-width="1.136cm" fo:padding-top="0.125cm" fo:padding-bottom="0.125cm" fo:padding-left="0.25cm" fo:padding-right="0.25cm" fo:wrap-option="wrap" draw:shadow="hidden" draw:shadow-offset-x="0.3cm" draw:shadow-offset-y="0.3cm" draw:shadow-color="#808080"/>
    </style:style>
    <style:style style:name="gr84"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534cm" fo:min-width="0.529cm" fo:padding-top="0.125cm" fo:padding-bottom="0.125cm" fo:padding-left="0.25cm" fo:padding-right="0.25cm" fo:wrap-option="wrap" draw:shadow="hidden" draw:shadow-offset-x="0.3cm" draw:shadow-offset-y="0.3cm" draw:shadow-color="#808080"/>
    </style:style>
    <style:style style:name="gr85"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21cm" fo:min-width="0.117cm" fo:padding-top="0.125cm" fo:padding-bottom="0.125cm" fo:padding-left="0.25cm" fo:padding-right="0.25cm" fo:wrap-option="wrap" draw:shadow="hidden" draw:shadow-offset-x="0.3cm" draw:shadow-offset-y="0.3cm" draw:shadow-color="#808080"/>
    </style:style>
    <style:style style:name="gr86"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8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69cm" fo:min-width="0cm" fo:padding-top="0.125cm" fo:padding-bottom="0.125cm" fo:padding-left="0.25cm" fo:padding-right="0.25cm" fo:wrap-option="wrap" draw:shadow="hidden" draw:shadow-offset-x="0.3cm" draw:shadow-offset-y="0.3cm" draw:shadow-color="#808080"/>
    </style:style>
    <style:style style:name="gr8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15cm" fo:min-width="0cm" fo:padding-top="0.125cm" fo:padding-bottom="0.125cm" fo:padding-left="0.25cm" fo:padding-right="0.25cm" fo:wrap-option="wrap" draw:shadow="hidden" draw:shadow-offset-x="0.3cm" draw:shadow-offset-y="0.3cm" draw:shadow-color="#808080"/>
    </style:style>
    <style:style style:name="gr89"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0"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7cm" fo:min-width="0cm" fo:padding-top="0.125cm" fo:padding-bottom="0.125cm" fo:padding-left="0.25cm" fo:padding-right="0.25cm" fo:wrap-option="wrap" draw:shadow="hidden" draw:shadow-offset-x="0.3cm" draw:shadow-offset-y="0.3cm" draw:shadow-color="#808080"/>
    </style:style>
    <style:style style:name="gr91"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2"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3"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4"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5" style:family="graphic" style:parent-style-name="standard">
      <style:graphic-properties svg:stroke-color="#808080" draw:fill="solid" draw:fill-color="#cccccc" draw:textarea-horizontal-align="justify" draw:textarea-vertical-align="middle" draw:auto-grow-height="false" fo:min-height="0.461cm" fo:min-width="1.094cm"/>
      <style:paragraph-properties style:writing-mode="lr-tb"/>
    </style:style>
    <style:style style:name="gr96"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1.094cm" fo:padding-top="0.125cm" fo:padding-bottom="0.125cm" fo:padding-left="0.25cm" fo:padding-right="0.25cm" draw:shadow="hidden" draw:shadow-offset-x="0.2cm" draw:shadow-offset-y="0.2cm" draw:shadow-color="#808080"/>
      <style:paragraph-properties style:writing-mode="lr-tb"/>
    </style:style>
    <style:style style:name="gr97" style:family="graphic" style:parent-style-name="standard">
      <style:graphic-properties svg:stroke-color="#808080" draw:fill="solid" draw:fill-color="#cccccc" draw:textarea-horizontal-align="justify" draw:textarea-vertical-align="middle" draw:auto-grow-height="false" fo:min-height="0.461cm" fo:min-width="4.814cm"/>
      <style:paragraph-properties style:writing-mode="lr-tb"/>
    </style:style>
    <style:style style:name="gr98"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4.814cm" fo:padding-top="0.125cm" fo:padding-bottom="0.125cm" fo:padding-left="0.25cm" fo:padding-right="0.25cm" draw:shadow="hidden" draw:shadow-offset-x="0.2cm" draw:shadow-offset-y="0.2cm" draw:shadow-color="#808080"/>
      <style:paragraph-properties style:writing-mode="lr-tb"/>
    </style:style>
    <style:style style:name="gr99"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618cm" fo:min-width="1.209cm" fo:padding-top="0.125cm" fo:padding-bottom="0.125cm" fo:padding-left="0.25cm" fo:padding-right="0.25cm" fo:wrap-option="wrap" draw:shadow="hidden" draw:shadow-offset-x="0.3cm" draw:shadow-offset-y="0.3cm" draw:shadow-color="#808080"/>
    </style:style>
    <style:style style:name="gr100"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101"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102"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03"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104"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26cm" fo:min-width="0.005cm" fo:padding-top="0.125cm" fo:padding-bottom="0.125cm" fo:padding-left="0.25cm" fo:padding-right="0.25cm" fo:wrap-option="wrap" draw:shadow="hidden" draw:shadow-offset-x="0.3cm" draw:shadow-offset-y="0.3cm" draw:shadow-color="#808080"/>
    </style:style>
    <style:style style:name="gr105"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06"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10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06cm" fo:min-width="0cm" fo:padding-top="0.125cm" fo:padding-bottom="0.125cm" fo:padding-left="0.25cm" fo:padding-right="0.25cm" fo:wrap-option="wrap" draw:shadow="hidden" draw:shadow-offset-x="0.3cm" draw:shadow-offset-y="0.3cm" draw:shadow-color="#808080"/>
    </style:style>
    <style:style style:name="gr108"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09"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10"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11"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1.082cm" fo:padding-top="0.125cm" fo:padding-bottom="0.125cm" fo:padding-left="0.25cm" fo:padding-right="0.25cm" draw:shadow="hidden" draw:shadow-offset-x="0.2cm" draw:shadow-offset-y="0.2cm" draw:shadow-color="#808080"/>
      <style:paragraph-properties style:writing-mode="lr-tb"/>
    </style:style>
    <style:style style:name="gr112"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1.082cm" fo:padding-top="0.125cm" fo:padding-bottom="0.125cm" fo:padding-left="0.25cm" fo:padding-right="0.25cm" draw:shadow="hidden" draw:shadow-offset-x="0.2cm" draw:shadow-offset-y="0.2cm" draw:shadow-color="#808080"/>
      <style:paragraph-properties style:writing-mode="lr-tb"/>
    </style:style>
    <style:style style:name="gr113"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4.826cm" fo:padding-top="0.125cm" fo:padding-bottom="0.125cm" fo:padding-left="0.25cm" fo:padding-right="0.25cm" draw:shadow="hidden" draw:shadow-offset-x="0.2cm" draw:shadow-offset-y="0.2cm" draw:shadow-color="#808080"/>
      <style:paragraph-properties style:writing-mode="lr-tb"/>
    </style:style>
    <style:style style:name="gr114"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4.826cm" fo:padding-top="0.125cm" fo:padding-bottom="0.125cm" fo:padding-left="0.25cm" fo:padding-right="0.25cm" draw:shadow="hidden" draw:shadow-offset-x="0.2cm" draw:shadow-offset-y="0.2cm" draw:shadow-color="#808080"/>
      <style:paragraph-properties style:writing-mode="lr-tb"/>
    </style:style>
    <style:style style:name="gr11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2cm" fo:min-width="1.522cm" fo:padding-top="0.125cm" fo:padding-bottom="0.125cm" fo:padding-left="0.25cm" fo:padding-right="0.25cm" fo:wrap-option="wrap" draw:shadow="hidden" draw:shadow-offset-x="0.2cm" draw:shadow-offset-y="0.2cm" draw:shadow-color="#808080"/>
    </style:style>
    <style:style style:name="gr11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11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11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1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2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2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2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2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2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6cm" fo:min-width="0.156cm" fo:padding-top="0.125cm" fo:padding-bottom="0.125cm" fo:padding-left="0.25cm" fo:padding-right="0.25cm" fo:wrap-option="wrap" draw:shadow="hidden" draw:shadow-offset-x="0.2cm" draw:shadow-offset-y="0.2cm" draw:shadow-color="#808080"/>
    </style:style>
    <style:style style:name="gr12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6cm" fo:padding-top="0.125cm" fo:padding-bottom="0.125cm" fo:padding-left="0.25cm" fo:padding-right="0.25cm" fo:wrap-option="wrap" draw:shadow="hidden" draw:shadow-offset-x="0.2cm" draw:shadow-offset-y="0.2cm" draw:shadow-color="#808080"/>
    </style:style>
    <style:style style:name="gr12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27" style:family="graphic" style:parent-style-name="standard">
      <style:graphic-properties draw:stroke="none"/>
    </style:style>
    <style:style style:name="gr128"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1.461cm" fo:padding-top="0.125cm" fo:padding-bottom="0.125cm" fo:padding-left="0.25cm" fo:padding-right="0.25cm" draw:shadow="hidden" draw:shadow-offset-x="0.2cm" draw:shadow-offset-y="0.2cm" draw:shadow-color="#808080"/>
      <style:paragraph-properties style:writing-mode="lr-tb"/>
    </style:style>
    <style:style style:name="gr129"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1.461cm" fo:padding-top="0.125cm" fo:padding-bottom="0.125cm" fo:padding-left="0.25cm" fo:padding-right="0.25cm" draw:shadow="hidden" draw:shadow-offset-x="0.2cm" draw:shadow-offset-y="0.2cm" draw:shadow-color="#808080"/>
      <style:paragraph-properties style:writing-mode="lr-tb"/>
    </style:style>
    <style:style style:name="gr130"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6.035cm" fo:padding-top="0.125cm" fo:padding-bottom="0.125cm" fo:padding-left="0.25cm" fo:padding-right="0.25cm" draw:shadow="hidden" draw:shadow-offset-x="0.2cm" draw:shadow-offset-y="0.2cm" draw:shadow-color="#808080"/>
      <style:paragraph-properties style:writing-mode="lr-tb"/>
    </style:style>
    <style:style style:name="gr131"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6.035cm" fo:padding-top="0.125cm" fo:padding-bottom="0.125cm" fo:padding-left="0.25cm" fo:padding-right="0.25cm" draw:shadow="hidden" draw:shadow-offset-x="0.2cm" draw:shadow-offset-y="0.2cm" draw:shadow-color="#808080"/>
      <style:paragraph-properties style:writing-mode="lr-tb"/>
    </style:style>
    <style:style style:name="gr1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155cm" fo:min-width="1.826cm" fo:padding-top="0.125cm" fo:padding-bottom="0.125cm" fo:padding-left="0.25cm" fo:padding-right="0.25cm" draw:shadow="hidden" draw:shadow-offset-x="0.2cm" draw:shadow-offset-y="0.2cm" draw:shadow-color="#808080"/>
      <style:paragraph-properties style:writing-mode="lr-tb"/>
    </style:style>
    <style:style style:name="gr13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2cm" fo:min-width="1.522cm" fo:padding-top="0.125cm" fo:padding-bottom="0.125cm" fo:padding-left="0.25cm" fo:padding-right="0.25cm" fo:wrap-option="wrap" draw:shadow="hidden" draw:shadow-offset-x="0.2cm" draw:shadow-offset-y="0.2cm" draw:shadow-color="#808080"/>
    </style:style>
    <style:style style:name="gr13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13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13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3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3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3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4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4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4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6cm" fo:min-width="0.156cm" fo:padding-top="0.125cm" fo:padding-bottom="0.125cm" fo:padding-left="0.25cm" fo:padding-right="0.25cm" fo:wrap-option="wrap" draw:shadow="hidden" draw:shadow-offset-x="0.2cm" draw:shadow-offset-y="0.2cm" draw:shadow-color="#808080"/>
    </style:style>
    <style:style style:name="gr14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6cm" fo:padding-top="0.125cm" fo:padding-bottom="0.125cm" fo:padding-left="0.25cm" fo:padding-right="0.25cm" fo:wrap-option="wrap" draw:shadow="hidden" draw:shadow-offset-x="0.2cm" draw:shadow-offset-y="0.2cm" draw:shadow-color="#808080"/>
    </style:style>
    <style:style style:name="gr144"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1.095cm" fo:padding-top="0.125cm" fo:padding-bottom="0.125cm" fo:padding-left="0.25cm" fo:padding-right="0.25cm" draw:shadow="hidden" draw:shadow-offset-x="0.2cm" draw:shadow-offset-y="0.2cm" draw:shadow-color="#808080"/>
      <style:paragraph-properties style:writing-mode="lr-tb"/>
    </style:style>
    <style:style style:name="gr145"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1.095cm" fo:padding-top="0.125cm" fo:padding-bottom="0.125cm" fo:padding-left="0.25cm" fo:padding-right="0.25cm" draw:shadow="hidden" draw:shadow-offset-x="0.2cm" draw:shadow-offset-y="0.2cm" draw:shadow-color="#808080"/>
      <style:paragraph-properties style:writing-mode="lr-tb"/>
    </style:style>
    <style:style style:name="gr146"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4.814cm" fo:padding-top="0.125cm" fo:padding-bottom="0.125cm" fo:padding-left="0.25cm" fo:padding-right="0.25cm" draw:shadow="hidden" draw:shadow-offset-x="0.2cm" draw:shadow-offset-y="0.2cm" draw:shadow-color="#808080"/>
      <style:paragraph-properties style:writing-mode="lr-tb"/>
    </style:style>
    <style:style style:name="gr147"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4.814cm" fo:padding-top="0.125cm" fo:padding-bottom="0.125cm" fo:padding-left="0.25cm" fo:padding-right="0.25cm" draw:shadow="hidden" draw:shadow-offset-x="0.2cm" draw:shadow-offset-y="0.2cm" draw:shadow-color="#808080"/>
      <style:paragraph-properties style:writing-mode="lr-tb"/>
    </style:style>
    <style:style style:name="gr1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155cm" fo:min-width="1.826cm" fo:padding-top="0.125cm" fo:padding-bottom="0.125cm" fo:padding-left="0.25cm" fo:padding-right="0.25cm" draw:shadow="hidden" draw:shadow-offset-x="0.2cm" draw:shadow-offset-y="0.2cm" draw:shadow-color="#808080"/>
      <style:paragraph-properties style:writing-mode="lr-tb"/>
    </style:style>
    <style:style style:name="gr149" style:family="graphic" style:parent-style-name="standard" style:list-style-name="L1">
      <style:graphic-properties draw:stroke="solid" draw:stroke-dash="Fine_20_Dashed" svg:stroke-width="0.051cm" svg:stroke-color="#000000"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0" style:family="graphic" style:parent-style-name="standard" style:list-style-name="L1">
      <style:graphic-properties draw:stroke="solid" draw:stroke-dash="Fine_20_Dashed" svg:stroke-width="0.051cm" svg:stroke-color="#000000"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1" style:family="graphic" style:parent-style-name="standard" style:list-style-name="L1">
      <style:graphic-properties draw:stroke="solid" draw:stroke-dash="Fine_20_Dashed" svg:stroke-width="0.051cm" svg:stroke-color="#000000"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2" style:family="graphic" style:parent-style-name="objectwithoutfill">
      <style:graphic-properties svg:stroke-color="#330099" draw:marker-end="Arrow_20_concave" draw:marker-end-width="0.3cm" draw:fill="none" draw:textarea-vertical-align="middle"/>
    </style:style>
    <style:style style:name="gr153" style:family="graphic" style:parent-style-name="standard" style:list-style-name="L1">
      <style:graphic-properties draw:stroke="solid" draw:stroke-dash="Fine_20_Dashed" svg:stroke-width="0.051cm" svg:stroke-color="#330099"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4" style:family="graphic" style:parent-style-name="standard" style:list-style-name="L1">
      <style:graphic-properties draw:stroke="solid" draw:stroke-dash="Fine_20_Dashed" svg:stroke-width="0.051cm" svg:stroke-color="#330099"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5" style:family="graphic" style:parent-style-name="standard" style:list-style-name="L1">
      <style:graphic-properties draw:stroke="solid" draw:stroke-dash="Fine_20_Dashed" svg:stroke-width="0.051cm" svg:stroke-color="#330099"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5.858cm" fo:padding-top="0.125cm" fo:padding-bottom="0.125cm" fo:padding-left="0.25cm" fo:padding-right="0.25cm" draw:shadow="hidden" draw:shadow-offset-x="0.2cm" draw:shadow-offset-y="0.2cm" draw:shadow-color="#808080"/>
      <style:paragraph-properties style:writing-mode="lr-tb"/>
    </style:style>
    <style:style style:name="gr1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gr1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gr1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314cm" fo:min-width="6.217cm" fo:padding-top="0.125cm" fo:padding-bottom="0.125cm" fo:padding-left="0.25cm" fo:padding-right="0.25cm" draw:shadow="hidden" draw:shadow-offset-x="0.2cm" draw:shadow-offset-y="0.2cm" draw:shadow-color="#808080"/>
      <style:paragraph-properties style:writing-mode="lr-tb"/>
    </style:style>
    <style:style style:name="gr1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314cm" fo:min-width="6.217cm" fo:padding-top="0.125cm" fo:padding-bottom="0.125cm" fo:padding-left="0.25cm" fo:padding-right="0.25cm" draw:shadow="hidden" draw:shadow-offset-x="0.2cm" draw:shadow-offset-y="0.2cm" draw:shadow-color="#808080"/>
      <style:paragraph-properties style:writing-mode="lr-tb"/>
    </style:style>
    <style:style style:name="gr1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gr1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pr1" style:family="presentation" style:parent-style-name="Default_20_1-subtitle">
      <style:graphic-properties draw:fill-color="#ffffff" draw:auto-grow-height="true" fo:min-height="15.18cm"/>
      <style:paragraph-properties style:writing-mode="lr-tb"/>
    </style:style>
    <style:style style:name="pr2" style:family="presentation" style:parent-style-name="Default_20_1-notes">
      <style:graphic-properties draw:fill-color="#ffffff" draw:auto-grow-height="true" fo:min-height="12.572cm"/>
      <style:paragraph-properties style:writing-mode="lr-tb"/>
    </style:style>
    <style:style style:name="pr3" style:family="presentation" style:parent-style-name="Default-outline1">
      <style:graphic-properties draw:auto-grow-height="true" draw:fit-to-size="false" style:shrink-to-fit="false" fo:min-height="0cm"/>
      <style:paragraph-properties style:writing-mode="lr-tb"/>
    </style:style>
    <style:style style:name="pr4" style:family="presentation" style:parent-style-name="Default-title">
      <style:graphic-properties draw:auto-grow-height="true" fo:min-height="3.274cm"/>
      <style:paragraph-properties style:writing-mode="lr-tb"/>
    </style:style>
    <style:style style:name="pr5" style:family="presentation" style:parent-style-name="Default-notes">
      <style:graphic-properties draw:fill-color="#ffffff" draw:auto-grow-height="true" fo:min-height="12.572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274cm"/>
      <style:paragraph-properties style:writing-mode="lr-tb"/>
    </style:style>
    <style:style style:name="P1" style:family="paragraph">
      <style:text-properties fo:font-size="29.8999996185303pt"/>
    </style:style>
    <style:style style:name="P2" style:family="paragraph">
      <loext:graphic-properties draw:fill-color="#ffffff"/>
      <style:text-properties fo:font-size="29.8999996185303pt"/>
    </style:style>
    <style:style style:name="P3" style:family="paragraph">
      <loext:graphic-properties draw:fill-color="#ffffff"/>
      <style:text-properties fo:font-size="20pt"/>
    </style:style>
    <style:style style:name="P4" style:family="paragraph">
      <style:paragraph-properties fo:margin-left="0cm" fo:margin-right="0cm" fo:margin-top="0.4cm" fo:margin-bottom="0.4cm" fo:text-indent="0cm"/>
      <style:text-properties fo:font-variant="normal" fo:text-transform="none" style:use-window-font-color="true" loext:opacity="0%" style:text-outline="false" style:text-line-through-style="none" style:text-line-through-type="none" style:font-name="Liberation Sans" fo:font-size="29.8999996185303pt" fo:font-style="normal" fo:text-shadow="none" style:text-underline-style="none" fo:font-weight="normal" style:letter-kerning="true" fo:background-color="transparent" style:font-name-asian="Source Han Sans CN Regular1"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5" style:family="paragraph">
      <style:paragraph-properties fo:margin-top="0cm" fo:margin-bottom="0cm"/>
    </style:style>
    <style:style style:name="P6" style:family="paragraph">
      <loext:graphic-properties draw:fill="none" draw:fill-color="#ffffff"/>
      <style:paragraph-properties fo:text-align="center"/>
    </style:style>
    <style:style style:name="P7" style:family="paragraph">
      <style:paragraph-properties fo:text-align="center"/>
    </style:style>
    <style:style style:name="P8" style:family="paragraph">
      <loext:graphic-properties draw:fill="solid" draw:fill-color="#cccccc"/>
      <style:paragraph-properties fo:text-align="center"/>
    </style:style>
    <style:style style:name="P9" style:family="paragraph">
      <loext:graphic-properties draw:fill="none"/>
      <style:paragraph-properties fo:text-align="center"/>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gradient" draw:fill-color="#729fcf" draw:fill-gradient-name="Gradient_20_4"/>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gradient" draw:fill-color="#729fcf" draw:fill-gradient-name="Gradient_20_5"/>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 style:family="paragraph">
      <loext:graphic-properties draw:fill="gradient" draw:fill-color="#729fcf" draw:fill-gradient-name="Gradient_20_6"/>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000000"/>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00b8ff" draw:fill-gradient-name="Gradient_20_25"/>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7" style:family="paragraph">
      <loext:graphic-properties draw:fill="gradient" draw:fill-color="#000000" draw:fill-gradient-name="Gradient_20_24"/>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8" style:family="paragraph">
      <loext:graphic-properties draw:fill="gradient" draw:fill-color="#00b8ff" draw:fill-gradient-name="Gradient_20_26"/>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9" style:family="paragraph">
      <loext:graphic-properties draw:fill="gradient" draw:fill-color="#00b8ff" draw:fill-gradient-name="Gradient_20_14"/>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20" style:family="paragraph">
      <loext:graphic-properties draw:fill="gradient" draw:fill-color="#00b8ff" draw:fill-gradient-name="Gradient_20_11"/>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21" style:family="paragraph">
      <loext:graphic-properties draw:fill="gradient" draw:fill-color="#00b8ff" draw:fill-gradient-name="Gradient_20_15"/>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22" style:family="paragraph">
      <loext:graphic-properties draw:fill="gradient" draw:fill-color="#00b8ff" draw:fill-gradient-name="Gradient_20_25"/>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gradient" draw:fill-color="#000000" draw:fill-gradient-name="Gradient_20_24"/>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gradient" draw:fill-color="#00b8ff" draw:fill-gradient-name="Gradient_20_26"/>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5" style:family="paragraph">
      <loext:graphic-properties draw:fill="gradient" draw:fill-color="#00b8ff" draw:fill-gradient-name="Gradient_20_14"/>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6" style:family="paragraph">
      <loext:graphic-properties draw:fill="gradient" draw:fill-color="#00b8ff" draw:fill-gradient-name="Gradient_20_11"/>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7" style:family="paragraph">
      <loext:graphic-properties draw:fill="gradient" draw:fill-color="#00b8ff" draw:fill-gradient-name="Gradient_20_15"/>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8" style:family="paragraph">
      <style:text-properties fo:font-size="13.1000003814697pt"/>
    </style:style>
    <style:style style:name="P29" style:family="paragraph">
      <loext:graphic-properties draw:fill="none" draw:fill-color="#ffffff"/>
      <style:text-properties style:font-name="Liberation Mono1" fo:font-size="13.1000003814697pt" style:font-size-asian="18pt" style:font-size-complex="18pt"/>
    </style:style>
    <style:style style:name="P30" style:family="paragraph">
      <style:paragraph-properties fo:margin-left="0cm" fo:margin-right="0cm" fo:margin-top="0cm" fo:margin-bottom="0cm" fo:line-height="100%" fo:text-indent="0cm"/>
      <style:text-properties fo:font-size="13.1000003814697pt"/>
    </style:style>
    <style:style style:name="P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Mono1" fo:font-size="13.1000003814697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 style:family="paragraph">
      <style:text-properties fo:font-size="16.7999992370605pt"/>
    </style:style>
    <style:style style:name="P33" style:family="paragraph">
      <loext:graphic-properties draw:fill="none" draw:fill-color="#ffffff"/>
      <style:text-properties fo:font-size="16.7999992370605pt"/>
    </style:style>
    <style:style style:name="P34" style:family="paragraph">
      <style:paragraph-properties fo:margin-left="0cm" fo:margin-right="0cm" fo:margin-top="0cm" fo:margin-bottom="0cm" fo:line-height="100%" fo:text-indent="0cm"/>
      <style:text-properties fo:font-size="16.7999992370605pt"/>
    </style:style>
    <style:style style:name="P3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6.7999992370605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text-properties fo:font-size="12pt"/>
    </style:style>
    <style:style style:name="P3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8" style:family="paragraph">
      <loext:graphic-properties draw:fill-color="#ffffff"/>
    </style:style>
    <style:style style:name="P39" style:family="paragraph">
      <loext:graphic-properties draw:fill="solid" draw:fill-color="#cccccc"/>
      <style:paragraph-properties fo:text-align="center"/>
      <style:text-properties fo:font-size="16pt" style:font-size-asian="16pt" style:font-size-complex="16pt"/>
    </style:style>
    <style:style style:name="P40" style:family="paragraph">
      <style:paragraph-properties fo:margin-left="0cm" fo:margin-right="0cm" fo:margin-top="0cm" fo:margin-bottom="0cm" fo:line-height="100%" fo:text-align="center" fo:text-indent="0cm"/>
    </style:style>
    <style:style style:name="P4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Regular1"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Regular1"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fo:font-style="italic" style:font-style-asian="italic" style:font-style-complex="italic"/>
    </style:style>
    <style:style style:name="T3" style:family="text">
      <style:text-properties style:font-name="Liberation Mono1" fo:font-size="14pt" style:font-size-asian="18pt" style:font-size-complex="18pt"/>
    </style:style>
    <style:style style:name="T4" style:family="text">
      <style:text-properties fo:font-variant="normal" fo:text-transform="none" style:use-window-font-color="true" loext:opacity="0%" style:text-outline="false" style:text-line-through-style="none" style:text-line-through-type="none" style:font-name="Liberation Mono1" fo:font-size="14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size="16pt" style:font-size-asian="16pt" style:font-size-complex="16pt"/>
    </style:style>
    <style:style style:name="T8"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Regular1"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9"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32">
        <office:forms form:automatic-focus="false" form:apply-design-mode="false"/>
        <draw:frame presentation:style-name="pr1" draw:text-style-name="P2" draw:layer="layout" svg:width="23.361cm" svg:height="15.18cm" svg:x="2.288cm" svg:y="1.772cm" presentation:class="subtitle">
          <draw:text-box>
            <text:p text:style-name="P1"/>
            <text:p text:style-name="P1"/>
            <text:p text:style-name="P1">IP Addressing with References</text:p>
            <text:p text:style-name="P1">(IPREF)</text:p>
            <text:p text:style-name="P1"/>
            <text:p text:style-name="P1"><text:span text:style-name="T1">draft-</text:span><text:span text:style-name="T1">augu</text:span><text:span text:style-name="T1">styn-</text:span><text:span text:style-name="T1">intare</text:span><text:span text:style-name="T1">a-</text:span><text:span text:style-name="T1">ipref-</text:span><text:span text:style-name="T1">00</text:span></text:p>
            <text:p text:style-name="P1"><text:span text:style-name="T1">IETF </text:span><text:span text:style-name="T1">116 </text:span><text:span text:style-name="T1">Yoko</text:span><text:span text:style-name="T1">hama </text:span><text:span text:style-name="T1">2023</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5" draw:layer="layout" svg:width="23.361cm" svg:height="12.645cm" svg:x="2.288cm" svg:y="5.579cm" presentation:class="outline" presentation:user-transformed="true">
          <draw:text-box>
            <text:list text:style-name="L2">
              <text:list-item>
                <text:p text:style-name="P4">Reference</text:p>
                <text:list>
                  <text:list-item>
                    <text:p text:style-name="P4">an opaque unsigned integer: <text:s text:c="2"/>134276</text:p>
                  </text:list-item>
                </text:list>
              </text:list-item>
              <text:list-item>
                <text:p text:style-name="P4">IPREF Address</text:p>
                <text:list>
                  <text:list-header>
                    <text:p text:style-name="P4"/>
                    <text:p text:style-name="P4"/>
                  </text:list-header>
                  <text:list-item>
                    <text:p>IPv4 or IPv6</text:p>
                    <text:list>
                      <text:list-item>
                        <text:p>192.0.2.123 + 3427</text:p>
                      </text:list-item>
                      <text:list-item>
                        <text:p>2001:DB8::123 + 2371</text:p>
                      </text:list-item>
                    </text:list>
                  </text:list-item>
                  <text:list-item>
                    <text:p>actually, any network address + reference</text:p>
                  </text:list-item>
                </text:list>
              </text:list-item>
            </text:list>
          </draw:text-box>
        </draw:frame>
        <draw:frame presentation:style-name="pr4" draw:layer="layout" svg:width="23.361cm" svg:height="3.274cm" svg:x="2.288cm" svg:y="1.772cm" presentation:class="title">
          <draw:text-box>
            <text:p>Addresses with References</text:p>
          </draw:text-box>
        </draw:frame>
        <draw:g>
          <draw:custom-shape draw:style-name="gr2" draw:text-style-name="P6" draw:layer="layout" svg:width="7.62cm" svg:height="1.905cm" svg:x="4.483cm" svg:y="10.833cm">
            <text:p/>
            <draw:enhanced-geometry svg:viewBox="0 0 21600 21600" draw:type="rectangle" draw:enhanced-path="M 0 0 L 21600 0 21600 21600 0 21600 0 0 Z N"/>
          </draw:custom-shape>
          <draw:custom-shape draw:style-name="gr2" draw:text-style-name="P6" draw:layer="layout" svg:width="7.62cm" svg:height="1.905cm" svg:x="12.103cm" svg:y="10.833cm">
            <text:p/>
            <draw:enhanced-geometry svg:viewBox="0 0 21600 21600" draw:type="rectangle" draw:enhanced-path="M 0 0 L 21600 0 21600 21600 0 21600 0 0 Z N"/>
          </draw:custom-shape>
          <draw:frame draw:style-name="gr3" draw:text-style-name="P6" draw:layer="layout" svg:width="6.033cm" svg:height="1.538cm" svg:x="5.277cm" svg:y="11.016cm">
            <draw:text-box>
              <text:p text:style-name="P7">network address</text:p>
            </draw:text-box>
          </draw:frame>
          <draw:frame draw:style-name="gr4" draw:text-style-name="P6" draw:layer="layout" svg:width="5.702cm" svg:height="1.54cm" svg:x="13.062cm" svg:y="11.015cm">
            <draw:text-box>
              <text:p text:style-name="P7">reference</text:p>
            </draw:text-box>
          </draw:frame>
        </draw:g>
        <presentation:notes draw:style-name="dp2">
          <office:forms form:automatic-focus="false" form:apply-design-mode="false"/>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Only Private Networks</text:p>
          </draw:text-box>
        </draw:frame>
        <draw:frame presentation:style-name="pr6" draw:layer="layout" svg:width="23.361cm" svg:height="11.372cm" svg:x="2.288cm" svg:y="5.579cm" presentation:class="outline">
          <draw:text-box>
            <text:list text:style-name="L2">
              <text:list-item>
                <text:p>IPREF is for <text:span text:style-name="T2">private</text:span> networks</text:p>
                <text:list>
                  <text:list-header>
                    <text:p/>
                  </text:list-header>
                </text:list>
              </text:list-item>
              <text:list-item>
                <text:p><text:span text:style-name="T2">private</text:span> – to – <text:span text:style-name="T2">private</text:span> only</text:p>
                <text:list>
                  <text:list-header>
                    <text:p/>
                  </text:list-header>
                </text:list>
              </text:list-item>
              <text:list-item>
                <text:p>...but notice, ‘public’ addresses are merely<text:line-break/>exposing hosts located on <text:span text:style-name="T2">private</text:span> networks.</text:p>
              </text:list-item>
            </text:list>
          </draw:text-box>
        </draw:frame>
        <presentation:notes draw:style-name="dp3">
          <office:forms form:automatic-focus="false" form:apply-design-mode="false"/>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polygon draw:style-name="gr5" draw:text-style-name="P8" draw:layer="layout" svg:width="14.604cm" svg:height="7.936cm" svg:x="12.103cm" svg:y="4.801cm" svg:viewBox="0 0 14605 7937" draw:points="14605,7620 14605,3810 14605,0 3175,0 0,1905 11113,7937">
          <text:p/>
        </draw:polygon>
        <draw:polygon draw:style-name="gr5" draw:text-style-name="P8" draw:layer="layout" svg:width="15.557cm" svg:height="9.842cm" svg:x="1.308cm" svg:y="8.293cm" svg:viewBox="0 0 15558 9843" draw:points="318,318 0,9843 10160,9843 15558,6668 3493,0">
          <text:p/>
        </draw:polygon>
        <draw:frame presentation:style-name="pr7" draw:layer="layout" svg:width="23.361cm" svg:height="3.274cm" svg:x="2.288cm" svg:y="1.772cm" presentation:class="title" presentation:user-transformed="true">
          <draw:text-box>
            <text:p>Private Networks</text:p>
          </draw:text-box>
        </draw:frame>
        <draw:line draw:style-name="gr6" draw:text-style-name="P9" draw:layer="layout" svg:x1="6.642cm" svg:y1="9.054cm" svg:x2="16.767cm" svg:y2="14.509cm">
          <text:p/>
        </draw:line>
        <draw:line draw:style-name="gr7" draw:text-style-name="P10" draw:layer="layout" svg:x1="12.293cm" svg:y1="7.156cm" svg:x2="22.418cm" svg:y2="12.611cm">
          <text:p/>
        </draw:line>
        <draw:g>
          <draw:custom-shape draw:name="Ellipse" draw:style-name="gr8" draw:text-style-name="P11" draw:layer="layout" svg:width="2.022cm" svg:height="0.823cm" svg:x="13cm" svg:y="7.66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9" draw:text-style-name="P12" draw:layer="layout" svg:width="2.023cm" svg:height="0.581cm" svg:x="13.001cm" svg:y="7.508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10" draw:text-style-name="P13" draw:layer="layout" svg:width="2.022cm" svg:height="0.823cm" svg:x="13.001cm" svg:y="7.157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1" draw:text-style-name="P14" draw:layer="layout" svg:width="0.66cm" svg:height="0.273cm" svg:x="13.365cm" svg:y="7.189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2" draw:text-style-name="P15" draw:layer="layout" svg:width="0.66cm" svg:height="0.274cm" svg:x="13.365cm" svg:y="7.211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3" draw:text-style-name="P14" draw:layer="layout" svg:width="0.664cm" svg:height="0.263cm" svg:x="14.026cm" svg:y="7.247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4" draw:text-style-name="P15" draw:layer="layout" svg:width="0.664cm" svg:height="0.264cm" svg:x="14.026cm" svg:y="7.264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5" draw:text-style-name="P14" draw:layer="layout" svg:width="0.656cm" svg:height="0.268cm" svg:x="14.03cm" svg:y="7.55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6" draw:text-style-name="P15" draw:layer="layout" svg:width="0.656cm" svg:height="0.268cm" svg:x="14.03cm" svg:y="7.572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7" draw:text-style-name="P14" draw:layer="layout" svg:width="0.657cm" svg:height="0.277cm" svg:x="13.324cm" svg:y="7.519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18" draw:text-style-name="P15" draw:layer="layout" svg:width="0.657cm" svg:height="0.276cm" svg:x="13.324cm" svg:y="7.542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aw:g>
          <draw:custom-shape draw:name="Ellipse" draw:style-name="gr19" draw:text-style-name="P11" draw:layer="layout" svg:width="2.022cm" svg:height="0.823cm" svg:x="13.795cm" svg:y="13.376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20" draw:text-style-name="P12" draw:layer="layout" svg:width="2.023cm" svg:height="0.581cm" svg:x="13.796cm" svg:y="13.224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21" draw:text-style-name="P13" draw:layer="layout" svg:width="2.022cm" svg:height="0.823cm" svg:x="13.796cm" svg:y="12.873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22" draw:text-style-name="P14" draw:layer="layout" svg:width="0.66cm" svg:height="0.273cm" svg:x="14.16cm" svg:y="12.905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23" draw:text-style-name="P15" draw:layer="layout" svg:width="0.66cm" svg:height="0.274cm" svg:x="14.16cm" svg:y="12.927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24" draw:text-style-name="P14" draw:layer="layout" svg:width="0.664cm" svg:height="0.263cm" svg:x="14.821cm" svg:y="12.963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25" draw:text-style-name="P15" draw:layer="layout" svg:width="0.664cm" svg:height="0.264cm" svg:x="14.821cm" svg:y="12.98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26" draw:text-style-name="P14" draw:layer="layout" svg:width="0.656cm" svg:height="0.268cm" svg:x="14.825cm" svg:y="13.266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27" draw:text-style-name="P15" draw:layer="layout" svg:width="0.656cm" svg:height="0.268cm" svg:x="14.825cm" svg:y="13.288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28" draw:text-style-name="P14" draw:layer="layout" svg:width="0.657cm" svg:height="0.277cm" svg:x="14.119cm" svg:y="13.235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29" draw:text-style-name="P15" draw:layer="layout" svg:width="0.657cm" svg:height="0.276cm" svg:x="14.119cm" svg:y="13.258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aw:g>
          <draw:custom-shape draw:style-name="gr30" draw:text-style-name="P16" draw:layer="layout" svg:width="1.708cm" svg:height="0.868cm" svg:x="5.404cm" svg:y="11.131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31" draw:text-style-name="P17" draw:layer="layout" svg:width="1.074cm" svg:height="1.863cm" svg:x="6.031cm" svg:y="11.46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32" draw:text-style-name="P18" draw:layer="layout" svg:width="0.644cm" svg:height="1.641cm" svg:x="5.404cm" svg:y="11.682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33" draw:text-style-name="P19" draw:layer="layout" svg:width="0.112cm" svg:height="0.119cm" draw:transform="skewX (0.00837758040957278) rotate (0.262322986574748) translate (5.634cm 12.512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34" draw:text-style-name="P20" draw:layer="layout" svg:width="0.461cm" svg:height="0.332cm" svg:x="5.489cm" svg:y="12.066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35" draw:text-style-name="P20" draw:layer="layout" svg:width="0.504cm" svg:height="0.276cm" svg:x="5.476cm" svg:y="11.912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36" draw:text-style-name="P20" draw:layer="layout" svg:width="0.14cm" svg:height="0.087cm" svg:x="5.644cm" svg:y="12.078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37" draw:text-style-name="P20" draw:layer="layout" svg:width="0.466cm" svg:height="0.352cm" svg:x="5.488cm" svg:y="12.061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38" draw:text-style-name="P20" draw:layer="layout" svg:width="0.46cm" svg:height="0.256cm" svg:x="5.49cm" svg:y="12.109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39" draw:text-style-name="P21" draw:layer="layout" svg:width="0.408cm" svg:height="0.164cm" svg:x="5.497cm" svg:y="12.791cm">
            <text:p/>
            <draw:enhanced-geometry draw:mirror-horizontal="false" draw:mirror-vertical="false" svg:viewBox="0 0 0 0" drawooo:sub-view-size="158722 63677" draw:type="ooxml-non-primitive" draw:enhanced-path="M 0 0 C 0 0 72926 75079 158722 62210 F N"/>
          </draw:custom-shape>
          <draw:custom-shape draw:style-name="gr40" draw:text-style-name="P21" draw:layer="layout" svg:width="0.397cm" svg:height="0.178cm" svg:x="5.499cm" svg:y="12.903cm">
            <text:p/>
            <draw:enhanced-geometry draw:mirror-horizontal="false" draw:mirror-vertical="false" svg:viewBox="0 0 0 0" drawooo:sub-view-size="154433 68637" draw:type="ooxml-non-primitive" draw:enhanced-path="M 0 0 C 0 0 55029 72412 153695 68121 F N"/>
          </draw:custom-shape>
          <draw:custom-shape draw:style-name="gr41" draw:text-style-name="P21" draw:layer="layout" svg:width="0.408cm" svg:height="0.166cm" svg:x="5.489cm" svg:y="12.85cm">
            <text:p/>
            <draw:enhanced-geometry draw:mirror-horizontal="false" draw:mirror-vertical="false" svg:viewBox="0 0 0 0" drawooo:sub-view-size="158722 64615" draw:type="ooxml-non-primitive" draw:enhanced-path="M 995 841 C 995 841 106095 84492 158722 60062 F N"/>
          </draw:custom-shape>
        </draw:g>
        <draw:g>
          <draw:custom-shape draw:style-name="gr42" draw:text-style-name="P22" draw:layer="layout" svg:width="1.709cm" svg:height="0.868cm" svg:x="22.142cm" svg:y="8.673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43" draw:text-style-name="P23" draw:layer="layout" svg:width="1.074cm" svg:height="1.863cm" svg:x="22.769cm" svg:y="9.002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44" draw:text-style-name="P24" draw:layer="layout" svg:width="0.644cm" svg:height="1.641cm" svg:x="22.142cm" svg:y="9.224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45" draw:text-style-name="P25" draw:layer="layout" svg:width="0.112cm" svg:height="0.119cm" draw:transform="skewX (0.00837758040957278) rotate (0.262322986574748) translate (22.372cm 10.054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46" draw:text-style-name="P26" draw:layer="layout" svg:width="0.461cm" svg:height="0.332cm" svg:x="22.227cm" svg:y="9.608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47" draw:text-style-name="P26" draw:layer="layout" svg:width="0.505cm" svg:height="0.276cm" svg:x="22.214cm" svg:y="9.454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48" draw:text-style-name="P26" draw:layer="layout" svg:width="0.14cm" svg:height="0.087cm" svg:x="22.382cm" svg:y="9.62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49" draw:text-style-name="P26" draw:layer="layout" svg:width="0.466cm" svg:height="0.352cm" svg:x="22.226cm" svg:y="9.603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50" draw:text-style-name="P26" draw:layer="layout" svg:width="0.46cm" svg:height="0.255cm" svg:x="22.228cm" svg:y="9.652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51" draw:text-style-name="P27" draw:layer="layout" svg:width="0.407cm" svg:height="0.164cm" svg:x="22.236cm" svg:y="10.333cm">
            <text:p/>
            <draw:enhanced-geometry draw:mirror-horizontal="false" draw:mirror-vertical="false" svg:viewBox="0 0 0 0" drawooo:sub-view-size="158722 63677" draw:type="ooxml-non-primitive" draw:enhanced-path="M 0 0 C 0 0 72926 75079 158722 62210 F N"/>
          </draw:custom-shape>
          <draw:custom-shape draw:style-name="gr52" draw:text-style-name="P27" draw:layer="layout" svg:width="0.397cm" svg:height="0.178cm" svg:x="22.237cm" svg:y="10.445cm">
            <text:p/>
            <draw:enhanced-geometry draw:mirror-horizontal="false" draw:mirror-vertical="false" svg:viewBox="0 0 0 0" drawooo:sub-view-size="154433 68637" draw:type="ooxml-non-primitive" draw:enhanced-path="M 0 0 C 0 0 55029 72412 153695 68121 F N"/>
          </draw:custom-shape>
          <draw:custom-shape draw:style-name="gr53" draw:text-style-name="P27" draw:layer="layout" svg:width="0.408cm" svg:height="0.166cm" svg:x="22.227cm" svg:y="10.392cm">
            <text:p/>
            <draw:enhanced-geometry draw:mirror-horizontal="false" draw:mirror-vertical="false" svg:viewBox="0 0 0 0" drawooo:sub-view-size="158722 64615" draw:type="ooxml-non-primitive" draw:enhanced-path="M 995 841 C 995 841 106095 84492 158722 60062 F N"/>
          </draw:custom-shape>
        </draw:g>
        <draw:g>
          <draw:custom-shape draw:style-name="gr54" draw:text-style-name="P22" draw:layer="layout" svg:width="1.709cm" svg:height="0.868cm" svg:x="7.01cm" svg:y="13.194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55" draw:text-style-name="P23" draw:layer="layout" svg:width="1.074cm" svg:height="1.863cm" svg:x="7.637cm" svg:y="13.523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56" draw:text-style-name="P24" draw:layer="layout" svg:width="0.644cm" svg:height="1.641cm" svg:x="7.01cm" svg:y="13.745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57" draw:text-style-name="P25" draw:layer="layout" svg:width="0.112cm" svg:height="0.119cm" draw:transform="skewX (0.00837758040957278) rotate (0.262322986574748) translate (7.24cm 14.575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58" draw:text-style-name="P26" draw:layer="layout" svg:width="0.461cm" svg:height="0.332cm" svg:x="7.095cm" svg:y="14.129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59" draw:text-style-name="P26" draw:layer="layout" svg:width="0.505cm" svg:height="0.276cm" svg:x="7.082cm" svg:y="13.975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60" draw:text-style-name="P26" draw:layer="layout" svg:width="0.14cm" svg:height="0.087cm" svg:x="7.25cm" svg:y="14.141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61" draw:text-style-name="P26" draw:layer="layout" svg:width="0.466cm" svg:height="0.352cm" svg:x="7.094cm" svg:y="14.124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62" draw:text-style-name="P26" draw:layer="layout" svg:width="0.46cm" svg:height="0.255cm" svg:x="7.096cm" svg:y="14.173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63" draw:text-style-name="P27" draw:layer="layout" svg:width="0.407cm" svg:height="0.164cm" svg:x="7.104cm" svg:y="14.854cm">
            <text:p/>
            <draw:enhanced-geometry draw:mirror-horizontal="false" draw:mirror-vertical="false" svg:viewBox="0 0 0 0" drawooo:sub-view-size="158722 63677" draw:type="ooxml-non-primitive" draw:enhanced-path="M 0 0 C 0 0 72926 75079 158722 62210 F N"/>
          </draw:custom-shape>
          <draw:custom-shape draw:style-name="gr64" draw:text-style-name="P27" draw:layer="layout" svg:width="0.397cm" svg:height="0.178cm" svg:x="7.105cm" svg:y="14.966cm">
            <text:p/>
            <draw:enhanced-geometry draw:mirror-horizontal="false" draw:mirror-vertical="false" svg:viewBox="0 0 0 0" drawooo:sub-view-size="154433 68637" draw:type="ooxml-non-primitive" draw:enhanced-path="M 0 0 C 0 0 55029 72412 153695 68121 F N"/>
          </draw:custom-shape>
          <draw:custom-shape draw:style-name="gr65" draw:text-style-name="P27" draw:layer="layout" svg:width="0.408cm" svg:height="0.166cm" svg:x="7.095cm" svg:y="14.913cm">
            <text:p/>
            <draw:enhanced-geometry draw:mirror-horizontal="false" draw:mirror-vertical="false" svg:viewBox="0 0 0 0" drawooo:sub-view-size="158722 64615" draw:type="ooxml-non-primitive" draw:enhanced-path="M 995 841 C 995 841 106095 84492 158722 60062 F N"/>
          </draw:custom-shape>
        </draw:g>
        <draw:path draw:style-name="gr66" draw:text-style-name="P9" draw:layer="layout" svg:width="5.012cm" svg:height="0.687cm" draw:transform="skewX (0.00122173047639603) rotate (0.0558505360638185) translate (8.68567298979931cm 14.922841225154cm)" svg:viewBox="0 0 5013 688" svg:d="M0 464c2836 476 4344 135 5013-464">
          <text:p/>
        </draw:path>
        <draw:path draw:style-name="gr67" draw:text-style-name="P10" draw:layer="layout" svg:width="5.107cm" svg:height="1.476cm" draw:transform="skewX (0.000872664625997162) rotate (0.0558505360638185) translate (7.81889192343967cm 12.3705696720749cm)" svg:viewBox="0 0 5108 1477" svg:d="M0 4c2600-92 1332 1499 5108 1473">
          <text:p/>
        </draw:path>
        <draw:path draw:style-name="gr68" draw:text-style-name="P10" draw:layer="layout" svg:width="5.178cm" svg:height="4.735cm" draw:transform="skewX (0.000698131700797726) rotate (0.0558505360638185) translate (11.6126838212824cm 8.3810781885724cm)" svg:viewBox="0 0 5179 4736" svg:d="M4666 4736c2861-553-7328-3973-3984-4736">
          <text:p/>
        </draw:path>
        <draw:custom-shape draw:style-name="gr69" draw:text-style-name="P8" draw:layer="layout" svg:width="3.297cm" svg:height="2.134cm" svg:x="12.293cm" svg:y="9.291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0" draw:text-style-name="P10" draw:layer="layout" svg:width="6.585cm" svg:height="2.213cm" draw:transform="skewX (0.0914552528045029) rotate (0.117460658659218) translate (15.3476222005344cm 7.16036142591572cm)" svg:viewBox="0 0 6586 2214" svg:d="M0 283c2500-761 4784 56 6586 1931">
          <text:p/>
        </draw:path>
        <draw:frame draw:style-name="gr71" draw:text-style-name="P29" draw:layer="layout" svg:width="5.467cm" svg:height="0.827cm" svg:x="21.241cm" svg:y="10.959cm">
          <draw:text-box>
            <text:p text:style-name="P28"><text:span text:style-name="T3">2001:db8::222:b4</text:span></text:p>
          </draw:text-box>
        </draw:frame>
        <draw:frame draw:style-name="gr72" draw:text-style-name="P31" draw:layer="layout" svg:width="3.596cm" svg:height="0.81cm" svg:x="4.062cm" svg:y="10.198cm">
          <draw:text-box>
            <text:p text:style-name="P30"><text:span text:style-name="T4">172.17.1.5</text:span></text:p>
          </draw:text-box>
        </draw:frame>
        <draw:frame draw:style-name="gr73" draw:text-style-name="P31" draw:layer="layout" svg:width="5.086cm" svg:height="0.85cm" svg:x="16.231cm" svg:y="13.158cm">
          <draw:text-box>
            <text:p text:style-name="P30"><text:span text:style-name="T4">2001:db8::aaa:1</text:span></text:p>
          </draw:text-box>
        </draw:frame>
        <draw:frame draw:style-name="gr74" draw:text-style-name="P31" draw:layer="layout" svg:width="5.08cm" svg:height="0.81cm" svg:x="7.658cm" svg:y="7.341cm">
          <draw:text-box>
            <text:p text:style-name="P30"><text:span text:style-name="T4">2001:db8::bbb:2</text:span></text:p>
          </draw:text-box>
        </draw:frame>
        <draw:frame draw:style-name="gr75" draw:text-style-name="P33" draw:layer="layout" svg:width="1.226cm" svg:height="0.916cm" svg:x="3.848cm" svg:y="11.822cm">
          <draw:text-box>
            <text:p text:style-name="P32">A5</text:p>
          </draw:text-box>
        </draw:frame>
        <draw:frame draw:style-name="gr76" draw:text-style-name="P35" draw:layer="layout" svg:width="1.277cm" svg:height="0.962cm" svg:x="24.046cm" svg:y="9.236cm">
          <draw:text-box>
            <text:p text:style-name="P34"><text:span text:style-name="T5">B4</text:span></text:p>
          </draw:text-box>
        </draw:frame>
        <draw:frame draw:style-name="gr77" draw:text-style-name="P35" draw:layer="layout" svg:width="11.372cm" svg:height="0.962cm" svg:x="1.308cm" svg:y="16.221cm">
          <draw:text-box>
            <text:p text:style-name="P34"><text:span text:style-name="T5">encoding network: 10.128.0.0/10</text:span></text:p>
          </draw:text-box>
        </draw:frame>
        <draw:frame draw:style-name="gr78" draw:text-style-name="P35" draw:layer="layout" svg:width="1.996cm" svg:height="0.962cm" svg:x="13.917cm" svg:y="14.326cm">
          <draw:text-box>
            <text:p text:style-name="P34"><text:span text:style-name="T5">GWA</text:span></text:p>
          </draw:text-box>
        </draw:frame>
        <draw:frame draw:style-name="gr79" draw:text-style-name="P35" draw:layer="layout" svg:width="2.022cm" svg:height="0.962cm" svg:x="12.939cm" svg:y="6.061cm">
          <draw:text-box>
            <text:p text:style-name="P34"><text:span text:style-name="T5">GWB</text:span></text:p>
          </draw:text-box>
        </draw:frame>
        <draw:frame draw:style-name="gr80" draw:text-style-name="P35" draw:layer="layout" svg:width="9.87cm" svg:height="0.962cm" svg:x="16.765cm" svg:y="5.046cm">
          <draw:text-box>
            <text:p text:style-name="P34"><text:span text:style-name="T5">encoding network: fdee:eeee::/64</text:span></text:p>
          </draw:text-box>
        </draw:frame>
        <draw:frame draw:style-name="gr81" draw:text-style-name="P35" draw:layer="layout" svg:width="9.842cm" svg:height="1.673cm" svg:x="1.626cm" svg:y="4.801cm">
          <draw:text-box>
            <text:p text:style-name="P34"><text:span text:style-name="T5">DNS:</text:span></text:p>
            <text:p text:style-name="P34"><text:span text:style-name="T5">B4</text:span><text:span text:style-name="T5"><text:tab/></text:span><text:span text:style-name="T5">AA</text:span><text:span text:style-name="T5"><text:tab/></text:span><text:span text:style-name="T5">2001:db8::bbb:2 + 4286</text:span></text:p>
          </draw:text-box>
        </draw:frame>
        <draw:frame draw:style-name="gr82" draw:text-style-name="P37" draw:layer="layout" svg:width="8.706cm" svg:height="0.898cm" svg:x="1.308cm" svg:y="17.174cm">
          <draw:text-box>
            <text:p text:style-name="P36"><text:span text:style-name="T6">2001:db8::bbb:2 + 4286 <text:s/>=&gt; <text:s/>10.128.222.14</text:span></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3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7" draw:layer="layout" svg:width="23.361cm" svg:height="3.274cm" svg:x="2.288cm" svg:y="1.772cm" presentation:class="title" presentation:user-transformed="true">
          <draw:text-box>
            <text:p>Address Rewriting</text:p>
          </draw:text-box>
        </draw:frame>
        <draw:g>
          <draw:custom-shape draw:style-name="gr83" draw:text-style-name="P22" draw:layer="layout" svg:width="1.636cm" svg:height="0.831cm" svg:x="11.651cm" svg:y="6.016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84" draw:text-style-name="P23" draw:layer="layout" svg:width="1.029cm" svg:height="1.784cm" svg:x="12.251cm" svg:y="6.331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85" draw:text-style-name="P24" draw:layer="layout" svg:width="0.617cm" svg:height="1.571cm" svg:x="11.651cm" svg:y="6.544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86" draw:text-style-name="P25" draw:layer="layout" svg:width="0.107cm" svg:height="0.113cm" draw:transform="skewX (0.0176278254451428) rotate (0.265464579228338) translate (11.872cm 7.338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87" draw:text-style-name="P26" draw:layer="layout" svg:width="0.441cm" svg:height="0.319cm" svg:x="11.733cm" svg:y="6.91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88" draw:text-style-name="P26" draw:layer="layout" svg:width="0.483cm" svg:height="0.265cm" svg:x="11.72cm" svg:y="6.763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89" draw:text-style-name="P26" draw:layer="layout" svg:width="0.134cm" svg:height="0.083cm" svg:x="11.881cm" svg:y="6.923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90" draw:text-style-name="P26" draw:layer="layout" svg:width="0.446cm" svg:height="0.337cm" svg:x="11.732cm" svg:y="6.907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91" draw:text-style-name="P26" draw:layer="layout" svg:width="0.441cm" svg:height="0.245cm" svg:x="11.733cm" svg:y="6.953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92" draw:text-style-name="P27" draw:layer="layout" svg:width="0.39cm" svg:height="0.158cm" svg:x="11.741cm" svg:y="7.605cm">
            <text:p/>
            <draw:enhanced-geometry draw:mirror-horizontal="false" draw:mirror-vertical="false" svg:viewBox="0 0 0 0" drawooo:sub-view-size="158722 63677" draw:type="ooxml-non-primitive" draw:enhanced-path="M 0 0 C 0 0 72926 75079 158722 62210 F N"/>
          </draw:custom-shape>
          <draw:custom-shape draw:style-name="gr93" draw:text-style-name="P27" draw:layer="layout" svg:width="0.38cm" svg:height="0.169cm" svg:x="11.743cm" svg:y="7.713cm">
            <text:p/>
            <draw:enhanced-geometry draw:mirror-horizontal="false" draw:mirror-vertical="false" svg:viewBox="0 0 0 0" drawooo:sub-view-size="154433 68637" draw:type="ooxml-non-primitive" draw:enhanced-path="M 0 0 C 0 0 55029 72412 153695 68121 F N"/>
          </draw:custom-shape>
          <draw:custom-shape draw:style-name="gr94" draw:text-style-name="P27" draw:layer="layout" svg:width="0.39cm" svg:height="0.159cm" svg:x="11.733cm" svg:y="7.662cm">
            <text:p/>
            <draw:enhanced-geometry draw:mirror-horizontal="false" draw:mirror-vertical="false" svg:viewBox="0 0 0 0" drawooo:sub-view-size="158722 64615" draw:type="ooxml-non-primitive" draw:enhanced-path="M 995 841 C 995 841 106095 84492 158722 60062 F N"/>
          </draw:custom-shape>
        </draw:g>
        <draw:g>
          <draw:custom-shape draw:style-name="gr95" draw:text-style-name="P39" draw:layer="layout" svg:width="1.594cm" svg:height="0.711cm" svg:x="16.943cm" svg:y="6.354cm">
            <text:p text:style-name="P7"><text:span text:style-name="T7">s</text:span><text:span text:style-name="T7">r</text:span><text:span text:style-name="T7">c</text:span></text:p>
            <draw:enhanced-geometry svg:viewBox="0 0 21600 21600" draw:type="rectangle" draw:enhanced-path="M 0 0 L 21600 0 21600 21600 0 21600 0 0 Z N"/>
          </draw:custom-shape>
          <draw:custom-shape draw:style-name="gr96" draw:text-style-name="P41" draw:layer="layout" svg:width="1.594cm" svg:height="0.712cm" svg:x="16.943cm" svg:y="7.065cm">
            <text:p text:style-name="P40"><text:span text:style-name="T8">d</text:span><text:span text:style-name="T8">s</text:span><text:span text:style-name="T8">t</text:span></text:p>
            <draw:enhanced-geometry svg:viewBox="0 0 21600 21600" draw:type="rectangle" draw:enhanced-path="M 0 0 L 21600 0 21600 21600 0 21600 0 0 Z N"/>
          </draw:custom-shape>
          <draw:custom-shape draw:style-name="gr97" draw:text-style-name="P39" draw:layer="layout" svg:width="5.314cm" svg:height="0.711cm" svg:x="18.537cm" svg:y="6.354cm">
            <text:p text:style-name="P7"><text:span text:style-name="T7">1</text:span><text:span text:style-name="T7">7</text:span><text:span text:style-name="T7">2</text:span><text:span text:style-name="T7">.</text:span><text:span text:style-name="T7">1</text:span><text:span text:style-name="T7">7</text:span><text:span text:style-name="T7">.</text:span><text:span text:style-name="T7">1</text:span><text:span text:style-name="T7">.</text:span><text:span text:style-name="T7">5</text:span></text:p>
            <draw:enhanced-geometry svg:viewBox="0 0 21600 21600" draw:type="rectangle" draw:enhanced-path="M 0 0 L 21600 0 21600 21600 0 21600 0 0 Z N"/>
          </draw:custom-shape>
          <draw:custom-shape draw:style-name="gr98" draw:text-style-name="P41" draw:layer="layout" svg:width="5.314cm" svg:height="0.712cm" svg:x="18.537cm" svg:y="7.065cm">
            <text:p text:style-name="P40"><text:span text:style-name="T8">1</text:span><text:span text:style-name="T8">0</text:span><text:span text:style-name="T8">.</text:span><text:span text:style-name="T8">1</text:span><text:span text:style-name="T8">2</text:span><text:span text:style-name="T8">8</text:span><text:span text:style-name="T8">.</text:span><text:span text:style-name="T8">2</text:span><text:span text:style-name="T8">2</text:span><text:span text:style-name="T8">2</text:span><text:span text:style-name="T8">.</text:span><text:span text:style-name="T8">1</text:span><text:span text:style-name="T8">4</text:span></text:p>
            <draw:enhanced-geometry svg:viewBox="0 0 21600 21600" draw:type="rectangle" draw:enhanced-path="M 0 0 L 21600 0 21600 21600 0 21600 0 0 Z N"/>
          </draw:custom-shape>
        </draw:g>
        <draw:g>
          <draw:custom-shape draw:style-name="gr99" draw:text-style-name="P22" draw:layer="layout" svg:width="1.709cm" svg:height="0.868cm" svg:x="11.615cm" svg:y="15.977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100" draw:text-style-name="P23" draw:layer="layout" svg:width="1.074cm" svg:height="1.863cm" svg:x="12.242cm" svg:y="16.306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101" draw:text-style-name="P24" draw:layer="layout" svg:width="0.644cm" svg:height="1.641cm" svg:x="11.615cm" svg:y="16.528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102" draw:text-style-name="P25" draw:layer="layout" svg:width="0.112cm" svg:height="0.119cm" draw:transform="skewX (0.00837758040957278) rotate (0.262322986574748) translate (11.845cm 17.358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103" draw:text-style-name="P26" draw:layer="layout" svg:width="0.461cm" svg:height="0.332cm" svg:x="11.7cm" svg:y="16.912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104" draw:text-style-name="P26" draw:layer="layout" svg:width="0.505cm" svg:height="0.276cm" svg:x="11.687cm" svg:y="16.758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105" draw:text-style-name="P26" draw:layer="layout" svg:width="0.14cm" svg:height="0.087cm" svg:x="11.855cm" svg:y="16.924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106" draw:text-style-name="P26" draw:layer="layout" svg:width="0.466cm" svg:height="0.352cm" svg:x="11.699cm" svg:y="16.907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107" draw:text-style-name="P26" draw:layer="layout" svg:width="0.46cm" svg:height="0.256cm" svg:x="11.701cm" svg:y="16.955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108" draw:text-style-name="P27" draw:layer="layout" svg:width="0.407cm" svg:height="0.164cm" svg:x="11.709cm" svg:y="17.637cm">
            <text:p/>
            <draw:enhanced-geometry draw:mirror-horizontal="false" draw:mirror-vertical="false" svg:viewBox="0 0 0 0" drawooo:sub-view-size="158722 63677" draw:type="ooxml-non-primitive" draw:enhanced-path="M 0 0 C 0 0 72926 75079 158722 62210 F N"/>
          </draw:custom-shape>
          <draw:custom-shape draw:style-name="gr109" draw:text-style-name="P27" draw:layer="layout" svg:width="0.397cm" svg:height="0.178cm" svg:x="11.71cm" svg:y="17.749cm">
            <text:p/>
            <draw:enhanced-geometry draw:mirror-horizontal="false" draw:mirror-vertical="false" svg:viewBox="0 0 0 0" drawooo:sub-view-size="154433 68637" draw:type="ooxml-non-primitive" draw:enhanced-path="M 0 0 C 0 0 55029 72412 153695 68121 F N"/>
          </draw:custom-shape>
          <draw:custom-shape draw:style-name="gr110" draw:text-style-name="P27" draw:layer="layout" svg:width="0.408cm" svg:height="0.166cm" svg:x="11.7cm" svg:y="17.696cm">
            <text:p/>
            <draw:enhanced-geometry draw:mirror-horizontal="false" draw:mirror-vertical="false" svg:viewBox="0 0 0 0" drawooo:sub-view-size="158722 64615" draw:type="ooxml-non-primitive" draw:enhanced-path="M 995 841 C 995 841 106095 84492 158722 60062 F N"/>
          </draw:custom-shape>
        </draw:g>
        <draw:g>
          <draw:custom-shape draw:style-name="gr111" draw:text-style-name="P41" draw:layer="layout" svg:width="1.582cm" svg:height="0.711cm" svg:x="16.943cm" svg:y="16.362cm">
            <text:p text:style-name="P40"><text:span text:style-name="T8">s</text:span><text:span text:style-name="T8">r</text:span><text:span text:style-name="T8">c</text:span></text:p>
            <draw:enhanced-geometry svg:viewBox="0 0 21600 21600" draw:mirror-horizontal="false" draw:mirror-vertical="false" draw:type="rectangle" draw:enhanced-path="M 0 0 L 21600 0 21600 21600 0 21600 0 0 Z N"/>
          </draw:custom-shape>
          <draw:custom-shape draw:style-name="gr112" draw:text-style-name="P41" draw:layer="layout" svg:width="1.582cm" svg:height="0.712cm" svg:x="16.943cm" svg:y="17.073cm">
            <text:p text:style-name="P40"><text:span text:style-name="T8">d</text:span><text:span text:style-name="T8">s</text:span><text:span text:style-name="T8">t</text:span></text:p>
            <draw:enhanced-geometry svg:viewBox="0 0 21600 21600" draw:mirror-horizontal="false" draw:mirror-vertical="false" draw:type="rectangle" draw:enhanced-path="M 0 0 L 21600 0 21600 21600 0 21600 0 0 Z N"/>
          </draw:custom-shape>
          <draw:custom-shape draw:style-name="gr113" draw:text-style-name="P41" draw:layer="layout" svg:width="5.326cm" svg:height="0.711cm" svg:x="18.525cm" svg:y="16.362cm">
            <text:p text:style-name="P40"><text:span text:style-name="T8">f</text:span><text:span text:style-name="T8">d</text:span><text:span text:style-name="T8">e</text:span><text:span text:style-name="T8">e</text:span><text:span text:style-name="T8">:</text:span><text:span text:style-name="T8">e</text:span><text:span text:style-name="T8">e</text:span><text:span text:style-name="T8">e</text:span><text:span text:style-name="T8">e</text:span><text:span text:style-name="T8">:</text:span><text:span text:style-name="T8">:</text:span><text:span text:style-name="T8">a</text:span><text:span text:style-name="T8">a</text:span><text:span text:style-name="T8">a</text:span><text:span text:style-name="T8">:</text:span><text:span text:style-name="T8">1</text:span><text:span text:style-name="T8">1</text:span></text:p>
            <draw:enhanced-geometry svg:viewBox="0 0 21600 21600" draw:mirror-horizontal="false" draw:mirror-vertical="false" draw:type="rectangle" draw:enhanced-path="M 0 0 L 21600 0 21600 21600 0 21600 0 0 Z N"/>
          </draw:custom-shape>
          <draw:custom-shape draw:style-name="gr114" draw:text-style-name="P41" draw:layer="layout" svg:width="5.326cm" svg:height="0.712cm" svg:x="18.525cm" svg:y="17.073cm">
            <text:p text:style-name="P40"><text:span text:style-name="T8">2</text:span><text:span text:style-name="T8">0</text:span><text:span text:style-name="T8">0</text:span><text:span text:style-name="T8">1</text:span><text:span text:style-name="T8">:</text:span><text:span text:style-name="T8">d</text:span><text:span text:style-name="T8">b</text:span><text:span text:style-name="T8">8</text:span><text:span text:style-name="T8">:</text:span><text:span text:style-name="T8">:</text:span><text:span text:style-name="T8">2</text:span><text:span text:style-name="T8">2</text:span><text:span text:style-name="T8">2</text:span><text:span text:style-name="T8">:</text:span><text:span text:style-name="T8">b</text:span><text:span text:style-name="T8">4</text:span></text:p>
            <draw:enhanced-geometry svg:viewBox="0 0 21600 21600" draw:mirror-horizontal="false" draw:mirror-vertical="false" draw:type="rectangle" draw:enhanced-path="M 0 0 L 21600 0 21600 21600 0 21600 0 0 Z N"/>
          </draw:custom-shape>
        </draw:g>
        <draw:g>
          <draw:custom-shape draw:name="Ellipse" draw:style-name="gr115" draw:text-style-name="P11" draw:layer="layout" svg:width="2.022cm" svg:height="0.822cm" svg:x="11.457cm" svg:y="10.221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16" draw:text-style-name="P12" draw:layer="layout" svg:width="2.023cm" svg:height="0.581cm" svg:x="11.457cm" svg:y="10.068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117" draw:text-style-name="P13" draw:layer="layout" svg:width="2.022cm" svg:height="0.823cm" svg:x="11.457cm" svg:y="9.717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18" draw:text-style-name="P14" draw:layer="layout" svg:width="0.66cm" svg:height="0.274cm" svg:x="11.822cm" svg:y="9.749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19" draw:text-style-name="P15" draw:layer="layout" svg:width="0.66cm" svg:height="0.274cm" svg:x="11.822cm" svg:y="9.771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20" draw:text-style-name="P14" draw:layer="layout" svg:width="0.664cm" svg:height="0.263cm" svg:x="12.483cm" svg:y="9.807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21" draw:text-style-name="P15" draw:layer="layout" svg:width="0.664cm" svg:height="0.263cm" svg:x="12.483cm" svg:y="9.825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22" draw:text-style-name="P14" draw:layer="layout" svg:width="0.656cm" svg:height="0.268cm" svg:x="12.487cm" svg:y="10.11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23" draw:text-style-name="P15" draw:layer="layout" svg:width="0.656cm" svg:height="0.268cm" svg:x="12.487cm" svg:y="10.133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24" draw:text-style-name="P14" draw:layer="layout" svg:width="0.656cm" svg:height="0.276cm" svg:x="11.781cm" svg:y="10.08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125" draw:text-style-name="P15" draw:layer="layout" svg:width="0.656cm" svg:height="0.276cm" svg:x="11.781cm" svg:y="10.102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3d:scene draw:style-name="gr126" svg:width="1.883cm" svg:height="2.134cm" svg:x="5.875cm" svg:y="9.313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27" draw:layer="layout"/>
        </dr3d:scene>
        <draw:g>
          <draw:custom-shape draw:style-name="gr128" draw:text-style-name="P41" draw:layer="layout" svg:width="1.961cm" svg:height="0.711cm" svg:x="16.942cm" svg:y="9.669cm">
            <text:p text:style-name="P40"><text:span text:style-name="T8">src</text:span></text:p>
            <draw:enhanced-geometry svg:viewBox="0 0 21600 21600" draw:type="rectangle" draw:enhanced-path="M 0 0 L 21600 0 21600 21600 0 21600 0 0 Z N"/>
          </draw:custom-shape>
          <draw:custom-shape draw:style-name="gr129" draw:text-style-name="P41" draw:layer="layout" svg:width="1.961cm" svg:height="0.712cm" svg:x="16.942cm" svg:y="10.38cm">
            <text:p text:style-name="P40"><text:span text:style-name="T8">dst</text:span></text:p>
            <draw:enhanced-geometry svg:viewBox="0 0 21600 21600" draw:type="rectangle" draw:enhanced-path="M 0 0 L 21600 0 21600 21600 0 21600 0 0 Z N"/>
          </draw:custom-shape>
          <draw:custom-shape draw:style-name="gr130" draw:text-style-name="P41" draw:layer="layout" svg:width="6.535cm" svg:height="0.711cm" svg:x="18.903cm" svg:y="9.669cm">
            <text:p text:style-name="P40"><text:span text:style-name="T8">20</text:span><text:span text:style-name="T8">01:</text:span><text:span text:style-name="T8">db</text:span><text:span text:style-name="T8">8::</text:span><text:span text:style-name="T8">aa</text:span><text:span text:style-name="T8">a:1 </text:span><text:span text:style-name="T8">+ </text:span><text:span text:style-name="T8">31</text:span><text:span text:style-name="T8">59</text:span></text:p>
            <draw:enhanced-geometry svg:viewBox="0 0 21600 21600" draw:type="rectangle" draw:enhanced-path="M 0 0 L 21600 0 21600 21600 0 21600 0 0 Z N"/>
          </draw:custom-shape>
          <draw:custom-shape draw:style-name="gr131" draw:text-style-name="P41" draw:layer="layout" svg:width="6.535cm" svg:height="0.712cm" svg:x="18.903cm" svg:y="10.38cm">
            <text:p text:style-name="P40"><text:span text:style-name="T8">20</text:span><text:span text:style-name="T8">01:</text:span><text:span text:style-name="T8">db</text:span><text:span text:style-name="T8">8::</text:span><text:span text:style-name="T8">bb</text:span><text:span text:style-name="T8">b:2 </text:span><text:span text:style-name="T8">+ </text:span><text:span text:style-name="T8">42</text:span><text:span text:style-name="T8">86</text:span></text:p>
            <draw:enhanced-geometry svg:viewBox="0 0 21600 21600" draw:type="rectangle" draw:enhanced-path="M 0 0 L 21600 0 21600 21600 0 21600 0 0 Z N"/>
          </draw:custom-shape>
        </draw:g>
        <draw:frame draw:style-name="gr132" draw:text-style-name="P42" draw:layer="layout" svg:width="2.509cm" svg:height="1.505cm" svg:x="2.578cm" svg:y="9.678cm">
          <draw:text-box>
            <text:p text:style-name="P40"><text:span text:style-name="T8">address</text:span><text:span text:style-name="T8"><text:line-break/></text:span><text:span text:style-name="T8">mapper</text:span></text:p>
          </draw:text-box>
        </draw:frame>
        <draw:g>
          <draw:custom-shape draw:name="Ellipse" draw:style-name="gr133" draw:text-style-name="P11" draw:layer="layout" svg:width="2.022cm" svg:height="0.822cm" svg:x="11.457cm" svg:y="13.554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34" draw:text-style-name="P12" draw:layer="layout" svg:width="2.023cm" svg:height="0.581cm" svg:x="11.457cm" svg:y="13.401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135" draw:text-style-name="P13" draw:layer="layout" svg:width="2.022cm" svg:height="0.823cm" svg:x="11.457cm" svg:y="13.05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36" draw:text-style-name="P14" draw:layer="layout" svg:width="0.66cm" svg:height="0.274cm" svg:x="11.822cm" svg:y="13.082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37" draw:text-style-name="P15" draw:layer="layout" svg:width="0.66cm" svg:height="0.274cm" svg:x="11.822cm" svg:y="13.104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38" draw:text-style-name="P14" draw:layer="layout" svg:width="0.664cm" svg:height="0.263cm" svg:x="12.483cm" svg:y="13.14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39" draw:text-style-name="P15" draw:layer="layout" svg:width="0.664cm" svg:height="0.263cm" svg:x="12.483cm" svg:y="13.158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40" draw:text-style-name="P14" draw:layer="layout" svg:width="0.656cm" svg:height="0.268cm" svg:x="12.487cm" svg:y="13.443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41" draw:text-style-name="P15" draw:layer="layout" svg:width="0.656cm" svg:height="0.268cm" svg:x="12.487cm" svg:y="13.466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42" draw:text-style-name="P14" draw:layer="layout" svg:width="0.656cm" svg:height="0.276cm" svg:x="11.781cm" svg:y="13.413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143" draw:text-style-name="P15" draw:layer="layout" svg:width="0.656cm" svg:height="0.276cm" svg:x="11.781cm" svg:y="13.435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3d:scene draw:style-name="gr126" svg:width="1.883cm" svg:height="2.134cm" svg:x="5.875cm" svg:y="12.64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27" draw:layer="layout"/>
        </dr3d:scene>
        <draw:g>
          <draw:custom-shape draw:style-name="gr144" draw:text-style-name="P41" draw:layer="layout" svg:width="1.595cm" svg:height="0.711cm" svg:x="16.942cm" svg:y="13.002cm">
            <text:p text:style-name="P40"><text:span text:style-name="T8">s</text:span><text:span text:style-name="T8">r</text:span><text:span text:style-name="T8">c</text:span></text:p>
            <draw:enhanced-geometry svg:viewBox="0 0 21600 21600" draw:type="rectangle" draw:enhanced-path="M 0 0 L 21600 0 21600 21600 0 21600 0 0 Z N"/>
          </draw:custom-shape>
          <draw:custom-shape draw:style-name="gr145" draw:text-style-name="P41" draw:layer="layout" svg:width="1.595cm" svg:height="0.712cm" svg:x="16.942cm" svg:y="13.713cm">
            <text:p text:style-name="P40"><text:span text:style-name="T8">d</text:span><text:span text:style-name="T8">s</text:span><text:span text:style-name="T8">t</text:span></text:p>
            <draw:enhanced-geometry svg:viewBox="0 0 21600 21600" draw:type="rectangle" draw:enhanced-path="M 0 0 L 21600 0 21600 21600 0 21600 0 0 Z N"/>
          </draw:custom-shape>
          <draw:custom-shape draw:style-name="gr146" draw:text-style-name="P41" draw:layer="layout" svg:width="5.314cm" svg:height="0.711cm" svg:x="18.537cm" svg:y="13.002cm">
            <text:p text:style-name="P40"><text:span text:style-name="T8">f</text:span><text:span text:style-name="T8">d</text:span><text:span text:style-name="T8">e</text:span><text:span text:style-name="T8">e</text:span><text:span text:style-name="T8">:</text:span><text:span text:style-name="T8">e</text:span><text:span text:style-name="T8">e</text:span><text:span text:style-name="T8">e</text:span><text:span text:style-name="T8">e</text:span><text:span text:style-name="T8">:</text:span><text:span text:style-name="T8">:</text:span><text:span text:style-name="T8">a</text:span><text:span text:style-name="T8">a</text:span><text:span text:style-name="T8">a</text:span><text:span text:style-name="T8">:</text:span><text:span text:style-name="T8">1</text:span><text:span text:style-name="T8">1</text:span></text:p>
            <draw:enhanced-geometry svg:viewBox="0 0 21600 21600" draw:type="rectangle" draw:enhanced-path="M 0 0 L 21600 0 21600 21600 0 21600 0 0 Z N"/>
          </draw:custom-shape>
          <draw:custom-shape draw:style-name="gr147" draw:text-style-name="P41" draw:layer="layout" svg:width="5.314cm" svg:height="0.712cm" svg:x="18.537cm" svg:y="13.713cm">
            <text:p text:style-name="P40"><text:span text:style-name="T8">2</text:span><text:span text:style-name="T8">0</text:span><text:span text:style-name="T8">0</text:span><text:span text:style-name="T8">1</text:span><text:span text:style-name="T8">:</text:span><text:span text:style-name="T8">d</text:span><text:span text:style-name="T8">b</text:span><text:span text:style-name="T8">8</text:span><text:span text:style-name="T8">:</text:span><text:span text:style-name="T8">:</text:span><text:span text:style-name="T8">2</text:span><text:span text:style-name="T8">2</text:span><text:span text:style-name="T8">2</text:span><text:span text:style-name="T8">:</text:span><text:span text:style-name="T8">b</text:span><text:span text:style-name="T8">4</text:span></text:p>
            <draw:enhanced-geometry svg:viewBox="0 0 21600 21600" draw:type="rectangle" draw:enhanced-path="M 0 0 L 21600 0 21600 21600 0 21600 0 0 Z N"/>
          </draw:custom-shape>
        </draw:g>
        <draw:frame draw:style-name="gr148" draw:text-style-name="P42" draw:layer="layout" svg:width="2.509cm" svg:height="1.505cm" svg:x="2.578cm" svg:y="13.011cm">
          <draw:text-box>
            <text:p text:style-name="P40"><text:span text:style-name="T8">address</text:span><text:span text:style-name="T8"><text:line-break/></text:span><text:span text:style-name="T8">mapper</text:span></text:p>
          </draw:text-box>
        </draw:frame>
        <draw:line draw:style-name="gr149" draw:text-style-name="P10" draw:layer="layout" svg:x1="12.468cm" svg:y1="11.708cm" svg:x2="12.468cm" svg:y2="12.419cm">
          <text:p/>
        </draw:line>
        <draw:line draw:style-name="gr150" draw:text-style-name="P10" draw:layer="layout" svg:x1="12.468cm" svg:y1="8.625cm" svg:x2="12.468cm" svg:y2="9.336cm">
          <text:p/>
        </draw:line>
        <draw:line draw:style-name="gr151" draw:text-style-name="P10" draw:layer="layout" svg:x1="12.468cm" svg:y1="14.791cm" svg:x2="12.468cm" svg:y2="15.502cm">
          <text:p/>
        </draw:line>
        <draw:g>
          <draw:line draw:style-name="gr152" draw:text-style-name="P9" draw:layer="layout" svg:x1="9.024cm" svg:y1="10.335cm" svg:x2="10.437cm" svg:y2="10.335cm">
            <text:p/>
          </draw:line>
          <draw:line draw:style-name="gr153" draw:text-style-name="P10" draw:layer="layout" svg:x1="10.202cm" svg:y1="10.572cm" svg:x2="8.789cm" svg:y2="10.572cm">
            <text:p/>
          </draw:line>
        </draw:g>
        <draw:g>
          <draw:line draw:style-name="gr154" draw:text-style-name="P10" draw:layer="layout" svg:x1="8.936cm" svg:y1="13.606cm" svg:x2="10.349cm" svg:y2="13.606cm">
            <text:p/>
          </draw:line>
          <draw:line draw:style-name="gr155" draw:text-style-name="P10" draw:layer="layout" svg:x1="10.114cm" svg:y1="13.843cm" svg:x2="8.701cm" svg:y2="13.843cm">
            <text:p/>
          </draw:line>
        </draw:g>
        <draw:frame draw:style-name="gr156" draw:text-style-name="P37" draw:layer="layout" svg:width="9.1cm" svg:height="1.673cm" svg:x="16.973cm" svg:y="4.681cm">
          <draw:text-box>
            <text:p text:style-name="P36"><text:span text:style-name="T6">destination: B4</text:span></text:p>
            <text:p text:style-name="P36"><text:span text:style-name="T6">published in DNS as: 2001:db8::bbb:2 + 4286</text:span></text:p>
            <text:p text:style-name="P36"><text:span text:style-name="T6">encoded as: 10.128.222.14</text:span></text:p>
          </draw:text-box>
        </draw:frame>
        <draw:frame draw:style-name="gr157" draw:text-style-name="P35" draw:layer="layout" svg:width="1.277cm" svg:height="0.962cm" svg:x="14.729cm" svg:y="6.571cm">
          <draw:text-box>
            <text:p text:style-name="P34"><text:span text:style-name="T5">A5</text:span></text:p>
          </draw:text-box>
        </draw:frame>
        <draw:frame draw:style-name="gr158" draw:text-style-name="P35" draw:layer="layout" svg:width="1.277cm" svg:height="0.962cm" svg:x="14.729cm" svg:y="16.719cm">
          <draw:text-box>
            <text:p text:style-name="P34"><text:span text:style-name="T5">B4</text:span></text:p>
          </draw:text-box>
        </draw:frame>
        <draw:frame draw:style-name="gr159" draw:text-style-name="P37" draw:layer="layout" svg:width="6.717cm" svg:height="1.199cm" svg:x="16.881cm" svg:y="8.431cm">
          <draw:text-box>
            <text:p text:style-name="P36"><text:span text:style-name="T6">unknown source: 172.17.1.5</text:span></text:p>
            <text:p text:style-name="P36"><text:span text:style-name="T6">allocate: 2001:db8::aaa:1 + 3159</text:span></text:p>
          </draw:text-box>
        </draw:frame>
        <draw:frame draw:style-name="gr160" draw:text-style-name="P37" draw:layer="layout" svg:width="7.47cm" svg:height="1.199cm" svg:x="16.866cm" svg:y="11.786cm">
          <draw:text-box>
            <text:p text:style-name="P36"><text:span text:style-name="T6">source ipref: 2001:db8::aaa:1 + 3159</text:span></text:p>
            <text:p text:style-name="P36"><text:span text:style-name="T6">encode as: fdee:eeee::aaa:11</text:span></text:p>
          </draw:text-box>
        </draw:frame>
        <draw:frame draw:style-name="gr161" draw:text-style-name="P35" draw:layer="layout" svg:width="1.996cm" svg:height="0.962cm" svg:x="14.369cm" svg:y="9.901cm">
          <draw:text-box>
            <text:p text:style-name="P34"><text:span text:style-name="T5">GWA</text:span></text:p>
          </draw:text-box>
        </draw:frame>
        <draw:frame draw:style-name="gr162" draw:text-style-name="P35" draw:layer="layout" svg:width="2.022cm" svg:height="0.962cm" svg:x="14.356cm" svg:y="13.086cm">
          <draw:text-box>
            <text:p text:style-name="P34"><text:span text:style-name="T5">GWB</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IPREF Name Resolution</text:p>
          </draw:text-box>
        </draw:frame>
        <draw:frame presentation:style-name="pr6" draw:layer="layout" svg:width="23.361cm" svg:height="11.372cm" svg:x="2.288cm" svg:y="5.579cm" presentation:class="outline">
          <draw:text-box>
            <text:list text:style-name="L2">
              <text:list-item>
                <text:p>IPREF addresses are publishable</text:p>
              </text:list-item>
              <text:list-item>
                <text:p>Works just like standard DNS name resolution</text:p>
                <text:list>
                  <text:list-item>
                    <text:p>for example host: b4.example.com</text:p>
                    <text:list>
                      <text:list-header>
                        <text:p>2001:db8::bbb:2 + 4286</text:p>
                      </text:list-header>
                    </text:list>
                  </text:list-item>
                </text:list>
              </text:list-item>
              <text:list-item>
                <text:p>Probably needs a new record type...</text:p>
                <text:list>
                  <text:list-item>
                    <text:p>like AA</text:p>
                  </text:list-item>
                </text:list>
              </text:list-item>
              <text:list-item>
                <text:p>...but works fine with TXT records for now</text:p>
              </text:list-item>
            </text:list>
          </draw:text-box>
        </draw:frame>
        <presentation:notes draw:style-name="dp3">
          <office:forms form:automatic-focus="false" form:apply-design-mode="false"/>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IPREF Notes</text:p>
          </draw:text-box>
        </draw:frame>
        <draw:frame presentation:style-name="pr6" draw:layer="layout" svg:width="23.361cm" svg:height="11.372cm" svg:x="2.288cm" svg:y="5.579cm" presentation:class="outline" presentation:user-transformed="true">
          <draw:text-box>
            <text:list text:style-name="L2">
              <text:list-item>
                <text:p>IPREF operates entirely within layer 3</text:p>
              </text:list-item>
              <text:list-item>
                <text:p>IPREF gateways may be edge routers but don’t have to be</text:p>
                <text:list>
                  <text:list-item>
                    <text:p>may be located inside local networks behind edge routers</text:p>
                  </text:list-item>
                  <text:list-item>
                    <text:p>may be placed ‘behind NAT’</text:p>
                  </text:list-item>
                </text:list>
              </text:list-item>
              <text:list-item>
                <text:p>Only IPREF gateways deal with references</text:p>
                <text:list>
                  <text:list-item>
                    <text:p>gateways strip references before forwarding to local networks</text:p>
                  </text:list-item>
                  <text:list-item>
                    <text:p>all local hosts, routers, and switches are standard</text:p>
                  </text:list-item>
                  <text:list-item>
                    <text:p>all Internet hosts, routers, and switches are standard</text:p>
                  </text:list-item>
                </text:list>
              </text:list-item>
              <text:list-item>
                <text:p>IPREF does not replace anything</text:p>
                <text:list>
                  <text:list-item>
                    <text:p>does not replace IPv4 or IPv6</text:p>
                  </text:list-item>
                  <text:list-item>
                    <text:p>does not replace VPNs, NAT, or firewalls</text:p>
                  </text:list-item>
                </text:list>
              </text:list-item>
            </text:list>
          </draw:text-box>
        </draw:frame>
        <presentation:notes draw:style-name="dp3">
          <office:forms form:automatic-focus="false" form:apply-design-mode="false"/>
          <draw:page-thumbnail draw:style-name="gr1"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_20_1" presentation:presentation-page-layout-name="AL1T32">
        <office:forms form:automatic-focus="false" form:apply-design-mode="false"/>
        <draw:frame presentation:style-name="pr1" draw:text-style-name="P2" draw:layer="layout" svg:width="23.361cm" svg:height="15.18cm" svg:x="2.288cm" svg:y="1.772cm" presentation:class="subtitle">
          <draw:text-box>
            <text:p text:style-name="P1"><text:span text:style-name="T9">The End</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Gothic" svg:font-family="Gothic"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Regular" svg:font-family="'Source Han Sans CN Regular'" style:font-pitch="variable"/>
    <style:font-face style:name="Source Han Sans CN Regular1" svg:font-family="'Source Han Sans CN Regular'" style:font-family-generic="system" style:font-pitch="variable"/>
    <style:font-face style:name="Tahoma"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1" draw:display-name="Gradient 11" draw:style="linear" draw:start-color="#3b3b38" draw:end-color="#ffffff" draw:start-intensity="100%" draw:end-intensity="100%" draw:angle="0deg" draw:border="0%"/>
    <draw:gradient draw:name="Gradient_20_14" draw:display-name="Gradient 14" draw:style="axial" draw:start-color="#a2e0c1" draw:end-color="#339966" draw:start-intensity="100%" draw:end-intensity="100%" draw:angle="315deg" draw:border="0%"/>
    <draw:gradient draw:name="Gradient_20_15" draw:display-name="Gradient 15" draw:style="linear" draw:start-color="#edf0f7" draw:end-color="#a6bed0" draw:start-intensity="100%" draw:end-intensity="100%" draw:angle="0deg" draw:border="0%"/>
    <draw:gradient draw:name="Gradient_20_24" draw:display-name="Gradient 24" draw:style="linear" draw:start-color="#336699" draw:end-color="#ffffff" draw:start-intensity="100%" draw:end-intensity="100%" draw:angle="225deg" draw:border="0%"/>
    <draw:gradient draw:name="Gradient_20_25" draw:display-name="Gradient 25" draw:style="linear" draw:start-color="#336699" draw:end-color="#ffffff" draw:start-intensity="100%" draw:end-intensity="100%" draw:angle="0deg" draw:border="0%"/>
    <draw:gradient draw:name="Gradient_20_26" draw:display-name="Gradient 26" draw:style="linear" draw:start-color="#336699" draw:end-color="#ffffff" draw:start-intensity="100%" draw:end-intensity="100%" draw:angle="180deg" draw:border="0%"/>
    <draw:gradient draw:name="Gradient_20_4" draw:display-name="Gradient 4" draw:style="axial" draw:start-color="#8296c8" draw:end-color="#5c69a0" draw:start-intensity="100%" draw:end-intensity="100%" draw:angle="90deg" draw:border="0%"/>
    <draw:gradient draw:name="Gradient_20_5" draw:display-name="Gradient 5" draw:style="axial" draw:start-color="#8296c8" draw:end-color="#5c69a0" draw:start-intensity="100%" draw:end-intensity="100%" draw:angle="90deg" draw:border="0%"/>
    <draw:gradient draw:name="Gradient_20_6" draw:display-name="Gradient 6" draw:style="linear" draw:start-color="#5c69a0" draw:end-color="#8296c8"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concave" draw:display-name="Arrow concave" svg:viewBox="0 0 1131 1580" svg:d="M1013 1491l118 89-567-1580-564 1580 114-85 136-68 148-46 161-17 161 13 153 46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Fine_20_Dashed" svg:stroke-width="0.051cm" svg:stroke-color="#000000" draw:marker-start-width="0.279cm" draw:marker-end="Arrow_20_concave" draw:marker-end-width="0.279cm" draw:fill="none" draw:shadow-offset-x="0.203cm" draw:shadow-offset-y="0.203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9.8999996185303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73cm" fo:margin-bottom="0cm" fo:text-indent="0cm"/>
      <style:text-properties fo:font-size="26.2000007629395pt" style:font-size-asian="28pt" style:font-size-complex="28pt"/>
    </style:style>
    <style:style style:name="Default-outline3" style:family="presentation" style:parent-style-name="Default-outline2">
      <style:paragraph-properties fo:margin-left="0cm" fo:margin-right="0cm" fo:margin-top="0.279cm" fo:margin-bottom="0cm" fo:text-indent="0cm"/>
      <style:text-properties fo:font-size="22.3999996185303pt" style:font-size-asian="24pt" style:font-size-complex="24pt"/>
    </style:style>
    <style:style style:name="Default-outline4" style:family="presentation" style:parent-style-name="Default-outline3">
      <style:paragraph-properties fo:margin-left="0cm" fo:margin-right="0cm" fo:margin-top="0.186cm" fo:margin-bottom="0cm" fo:text-indent="0cm"/>
      <style:text-properties fo:font-size="18.7000007629395pt" style:font-size-asian="20pt" style:font-size-complex="20pt"/>
    </style:style>
    <style:style style:name="Default-outline5" style:family="presentation" style:parent-style-name="Default-outline4">
      <style:paragraph-properties fo:margin-left="0cm" fo:margin-right="0cm" fo:margin-top="0.093cm" fo:margin-bottom="0cm" fo:text-indent="0cm"/>
      <style:text-properties fo:font-size="18.7000007629395pt" style:font-size-asian="20pt" style:font-size-complex="20pt"/>
    </style:style>
    <style:style style:name="Default-outline6" style:family="presentation" style:parent-style-name="Default-outline5">
      <style:paragraph-properties fo:margin-left="0cm" fo:margin-right="0cm" fo:margin-top="0.093cm" fo:margin-bottom="0cm" fo:text-indent="0cm"/>
      <style:text-properties fo:font-size="18.7000007629395pt" style:font-size-asian="20pt" style:font-size-complex="20pt"/>
    </style:style>
    <style:style style:name="Default-outline7" style:family="presentation" style:parent-style-name="Default-outline6">
      <style:paragraph-properties fo:margin-left="0cm" fo:margin-right="0cm" fo:margin-top="0.093cm" fo:margin-bottom="0cm" fo:text-indent="0cm"/>
      <style:text-properties fo:font-size="18.7000007629395pt" style:font-size-asian="20pt" style:font-size-complex="20pt"/>
    </style:style>
    <style:style style:name="Default-outline8" style:family="presentation" style:parent-style-name="Default-outline7">
      <style:paragraph-properties fo:margin-left="0cm" fo:margin-right="0cm" fo:margin-top="0.093cm" fo:margin-bottom="0cm" fo:text-indent="0cm"/>
      <style:text-properties fo:font-size="18.7000007629395pt" style:font-size-asian="20pt" style:font-size-complex="20pt"/>
    </style:style>
    <style:style style:name="Default-outline9" style:family="presentation" style:parent-style-name="Default-outline8">
      <style:paragraph-properties fo:margin-left="0cm" fo:margin-right="0cm" fo:margin-top="0.093cm" fo:margin-bottom="0cm" fo:text-indent="0cm"/>
      <style:text-properties fo:font-size="18.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1.0999984741211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9.8999996185303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73cm" fo:margin-bottom="0cm" fo:text-indent="0cm"/>
      <style:text-properties fo:font-size="26.2000007629395pt" style:font-size-asian="28pt" style:font-size-complex="28pt"/>
    </style:style>
    <style:style style:name="Default_20_1-outline3" style:display-name="Default 1-outline3" style:family="presentation" style:parent-style-name="Default_20_1-outline2">
      <style:paragraph-properties fo:margin-left="0cm" fo:margin-right="0cm" fo:margin-top="0.279cm" fo:margin-bottom="0cm" fo:text-indent="0cm"/>
      <style:text-properties fo:font-size="22.3999996185303pt" style:font-size-asian="24pt" style:font-size-complex="24pt"/>
    </style:style>
    <style:style style:name="Default_20_1-outline4" style:display-name="Default 1-outline4" style:family="presentation" style:parent-style-name="Default_20_1-outline3">
      <style:paragraph-properties fo:margin-left="0cm" fo:margin-right="0cm" fo:margin-top="0.186cm" fo:margin-bottom="0cm" fo:text-indent="0cm"/>
      <style:text-properties fo:font-size="18.7000007629395pt" style:font-size-asian="20pt" style:font-size-complex="20pt"/>
    </style:style>
    <style:style style:name="Default_20_1-outline5" style:display-name="Default 1-outline5" style:family="presentation" style:parent-style-name="Default_20_1-outline4">
      <style:paragraph-properties fo:margin-left="0cm" fo:margin-right="0cm" fo:margin-top="0.093cm" fo:margin-bottom="0cm" fo:text-indent="0cm"/>
      <style:text-properties fo:font-size="18.7000007629395pt" style:font-size-asian="20pt" style:font-size-complex="20pt"/>
    </style:style>
    <style:style style:name="Default_20_1-outline6" style:display-name="Default 1-outline6" style:family="presentation" style:parent-style-name="Default_20_1-outline5">
      <style:paragraph-properties fo:margin-left="0cm" fo:margin-right="0cm" fo:margin-top="0.093cm" fo:margin-bottom="0cm" fo:text-indent="0cm"/>
      <style:text-properties fo:font-size="18.7000007629395pt" style:font-size-asian="20pt" style:font-size-complex="20pt"/>
    </style:style>
    <style:style style:name="Default_20_1-outline7" style:display-name="Default 1-outline7" style:family="presentation" style:parent-style-name="Default_20_1-outline6">
      <style:paragraph-properties fo:margin-left="0cm" fo:margin-right="0cm" fo:margin-top="0.093cm" fo:margin-bottom="0cm" fo:text-indent="0cm"/>
      <style:text-properties fo:font-size="18.7000007629395pt" style:font-size-asian="20pt" style:font-size-complex="20pt"/>
    </style:style>
    <style:style style:name="Default_20_1-outline8" style:display-name="Default 1-outline8" style:family="presentation" style:parent-style-name="Default_20_1-outline7">
      <style:paragraph-properties fo:margin-left="0cm" fo:margin-right="0cm" fo:margin-top="0.093cm" fo:margin-bottom="0cm" fo:text-indent="0cm"/>
      <style:text-properties fo:font-size="18.7000007629395pt" style:font-size-asian="20pt" style:font-size-complex="20pt"/>
    </style:style>
    <style:style style:name="Default_20_1-outline9" style:display-name="Default 1-outline9" style:family="presentation" style:parent-style-name="Default_20_1-outline8">
      <style:paragraph-properties fo:margin-left="0cm" fo:margin-right="0cm" fo:margin-top="0.093cm" fo:margin-bottom="0cm" fo:text-indent="0cm"/>
      <style:text-properties fo:font-size="18.7000007629395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1.0999984741211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true" fo:min-height="0.941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20_1-backgroundobjects">
      <style:graphic-properties draw:stroke="none" draw:fill="none" draw:fill-color="#ffffff" draw:auto-grow-height="false" fo:min-height="1.39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style:letter-kerning="true" style:font-size-asian="12pt" style:font-size-complex="12pt"/>
    </style:style>
    <style:style style:name="MP6" style:family="paragraph">
      <loext:graphic-properties draw:fill="none" draw:fill-color="#ffffff"/>
      <style:paragraph-properties fo:text-align="start"/>
      <style:text-properties fo:font-size="12pt" style:letter-kerning="true" style:font-size-asian="12pt" style:font-size-complex="12pt"/>
    </style:style>
    <style:style style:name="MT1" style:family="text">
      <style:text-properties fo:font-size="14pt" style:font-size-asian="14pt" style:font-size-complex="14pt"/>
    </style:style>
    <style:style style:name="MT2" style:family="text">
      <style:text-properties fo:color="#000000"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Default" style:page-layout-name="PM1" draw:style-name="Mdp1">
      <office:forms form:automatic-focus="false" form:apply-design-mode="false"/>
      <draw:frame presentation:style-name="Default-title" draw:layer="backgroundobjects" svg:width="23.361cm" svg:height="3.274cm" svg:x="2.288cm" svg:y="1.772cm" presentation:class="title" presentation:placeholder="true">
        <draw:text-box/>
      </draw:frame>
      <draw:frame presentation:style-name="Default-outline1" draw:layer="backgroundobjects" svg:width="23.361cm" svg:height="11.372cm" svg:x="2.288cm" svg:y="5.579cm" presentation:class="outline" presentation:placeholder="true">
        <draw:text-box/>
      </draw:frame>
      <draw:frame presentation:style-name="Mpr1" draw:text-style-name="MP2" draw:layer="backgroundobjects" svg:width="11.182cm" svg:height="1.352cm" svg:x="2.288cm" svg:y="18.853cm" presentation:class="date-time">
        <draw:text-box>
          <text:p text:style-name="MP1"><text:span text:style-name="MT1">IP Addressing with References (IPREF)</text:span></text:p>
          <text:p text:style-name="MP1"><text:span text:style-name="MT1">draft-augustyn-intarea-ipref-00</text:span></text:p>
        </draw:text-box>
      </draw:frame>
      <draw:frame presentation:style-name="Mpr2" draw:text-style-name="MP6" draw:layer="backgroundobjects" svg:width="6.879cm" svg:height="0.941cm" svg:x="18.771cm" svg:y="19.1cm" presentation:class="page-number">
        <draw:text-box>
          <text:p text:style-name="MP5">IETF 116 Yokohama 2023 <text:s text:c="2"/>[<text:page-number>&lt;number&gt;</text:page-number>]</text:p>
          <text:p text:style-name="MP5"><text:span text:style-name="MT2"><text:a xlink:href="mailto:waldemar@wdmsys.com" xlink:type="simple">waldemar@wdmsys.com</text:a></text:span><text:span text:style-name="MT2"><text:s text:c="2"/></text:span><text:s text:c="7"/></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3.361cm" svg:height="3.274cm" svg:x="2.288cm" svg:y="1.772cm" presentation:class="title" presentation:placeholder="true">
        <draw:text-box/>
      </draw:frame>
      <draw:frame presentation:style-name="Default_20_1-outline1" draw:layer="backgroundobjects" svg:width="23.361cm" svg:height="11.372cm" svg:x="2.288cm" svg:y="5.579cm" presentation:class="outline" presentation:placeholder="true">
        <draw:text-box/>
      </draw:frame>
      <presentation:notes style:page-layout-name="PM0">
        <office:forms form:automatic-focus="false" form:apply-design-mode="false"/>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22T19:21:31.407352231</meta:creation-date>
    <meta:editing-duration>P2DT20H1M29S</meta:editing-duration>
    <meta:editing-cycles>51</meta:editing-cycles>
    <meta:generator>LibreOffice/7.2.7.2$Linux_X86_64 LibreOffice_project/20$Build-2</meta:generator>
    <dc:date>2023-03-25T16:11:12.145843235</dc:date>
    <meta:document-statistic meta:object-count="242"/>
  </office:meta>
</office:document-meta>
</file>